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57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3.893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0"/>
    <style:style style:name="ce3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unsorted_b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</text:p>
          </table:table-cell>
          <table:table-cell office:value-type="string" calcext:value-type="string">
            <text:p>comp_maks</text:p>
          </table:table-cell>
          <table:table-cell office:value-type="string" calcext:value-type="string">
            <text:p>reads_avg</text:p>
          </table:table-cell>
          <table:table-cell office:value-type="string" calcext:value-type="string">
            <text:p>reads_maks</text:p>
          </table:table-cell>
          <table:table-cell office:value-type="string" calcext:value-type="string">
            <text:p>h_avg</text:p>
          </table:table-cell>
          <table:table-cell office:value-type="string" calcext:value-type="string">
            <text:p>h_final</text:p>
          </table:table-cell>
          <table:table-cell office:value-type="string" calcext:value-type="string">
            <text:p>h_maks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.00445" calcext:value-type="float">
            <text:p>25,00445</text:p>
          </table:table-cell>
          <table:table-cell office:value-type="float" office:value="67" calcext:value-type="float">
            <text:p>67</text:p>
          </table:table-cell>
          <table:table-cell office:value-type="float" office:value="10.3817" calcext:value-type="float">
            <text:p>10,3817</text:p>
          </table:table-cell>
          <table:table-cell office:value-type="float" office:value="64" calcext:value-type="float">
            <text:p>64</text:p>
          </table:table-cell>
          <table:table-cell office:value-type="float" office:value="30.19175" calcext:value-type="float">
            <text:p>30,1917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291" calcext:value-type="float">
            <text:p>23,7291</text:p>
          </table:table-cell>
          <table:table-cell office:value-type="float" office:value="65" calcext:value-type="float">
            <text:p>65</text:p>
          </table:table-cell>
          <table:table-cell office:value-type="float" office:value="9.91365" calcext:value-type="float">
            <text:p>9,91365</text:p>
          </table:table-cell>
          <table:table-cell office:value-type="float" office:value="52" calcext:value-type="float">
            <text:p>52</text:p>
          </table:table-cell>
          <table:table-cell office:value-type="float" office:value="30.2233" calcext:value-type="float">
            <text:p>30,22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.1938" calcext:value-type="float">
            <text:p>24,1938</text:p>
          </table:table-cell>
          <table:table-cell office:value-type="float" office:value="59" calcext:value-type="float">
            <text:p>59</text:p>
          </table:table-cell>
          <table:table-cell office:value-type="float" office:value="10.09965" calcext:value-type="float">
            <text:p>10,09965</text:p>
          </table:table-cell>
          <table:table-cell office:value-type="float" office:value="52" calcext:value-type="float">
            <text:p>52</text:p>
          </table:table-cell>
          <table:table-cell office:value-type="float" office:value="27.7757" calcext:value-type="float">
            <text:p>27,77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.336" calcext:value-type="float">
            <text:p>24,336</text:p>
          </table:table-cell>
          <table:table-cell office:value-type="float" office:value="61" calcext:value-type="float">
            <text:p>61</text:p>
          </table:table-cell>
          <table:table-cell office:value-type="float" office:value="10.14235" calcext:value-type="float">
            <text:p>10,14235</text:p>
          </table:table-cell>
          <table:table-cell office:value-type="float" office:value="55" calcext:value-type="float">
            <text:p>55</text:p>
          </table:table-cell>
          <table:table-cell office:value-type="float" office:value="28.0787" calcext:value-type="float">
            <text:p>28,078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.6932" calcext:value-type="float">
            <text:p>25,6932</text:p>
          </table:table-cell>
          <table:table-cell office:value-type="float" office:value="67" calcext:value-type="float">
            <text:p>67</text:p>
          </table:table-cell>
          <table:table-cell office:value-type="float" office:value="10.58495" calcext:value-type="float">
            <text:p>10,58495</text:p>
          </table:table-cell>
          <table:table-cell office:value-type="float" office:value="52" calcext:value-type="float">
            <text:p>52</text:p>
          </table:table-cell>
          <table:table-cell office:value-type="float" office:value="31.01905" calcext:value-type="float">
            <text:p>31,0190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66195" calcext:value-type="float">
            <text:p>23,66195</text:p>
          </table:table-cell>
          <table:table-cell office:value-type="float" office:value="63" calcext:value-type="float">
            <text:p>63</text:p>
          </table:table-cell>
          <table:table-cell office:value-type="float" office:value="9.89095" calcext:value-type="float">
            <text:p>9,89095</text:p>
          </table:table-cell>
          <table:table-cell office:value-type="float" office:value="52" calcext:value-type="float">
            <text:p>52</text:p>
          </table:table-cell>
          <table:table-cell office:value-type="float" office:value="28.4566" calcext:value-type="float">
            <text:p>28,456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.9747" calcext:value-type="float">
            <text:p>24,9747</text:p>
          </table:table-cell>
          <table:table-cell office:value-type="float" office:value="63" calcext:value-type="float">
            <text:p>63</text:p>
          </table:table-cell>
          <table:table-cell office:value-type="float" office:value="10.29355" calcext:value-type="float">
            <text:p>10,29355</text:p>
          </table:table-cell>
          <table:table-cell office:value-type="float" office:value="55" calcext:value-type="float">
            <text:p>55</text:p>
          </table:table-cell>
          <table:table-cell office:value-type="float" office:value="29.27025" calcext:value-type="float">
            <text:p>29,270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.1463" calcext:value-type="float">
            <text:p>24,1463</text:p>
          </table:table-cell>
          <table:table-cell office:value-type="float" office:value="65" calcext:value-type="float">
            <text:p>65</text:p>
          </table:table-cell>
          <table:table-cell office:value-type="float" office:value="10.0174" calcext:value-type="float">
            <text:p>10,0174</text:p>
          </table:table-cell>
          <table:table-cell office:value-type="float" office:value="54" calcext:value-type="float">
            <text:p>54</text:p>
          </table:table-cell>
          <table:table-cell office:value-type="float" office:value="29.3153" calcext:value-type="float">
            <text:p>29,315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.416" calcext:value-type="float">
            <text:p>24,416</text:p>
          </table:table-cell>
          <table:table-cell office:value-type="float" office:value="59" calcext:value-type="float">
            <text:p>59</text:p>
          </table:table-cell>
          <table:table-cell office:value-type="float" office:value="10.1438" calcext:value-type="float">
            <text:p>10,1438</text:p>
          </table:table-cell>
          <table:table-cell office:value-type="float" office:value="60" calcext:value-type="float">
            <text:p>60</text:p>
          </table:table-cell>
          <table:table-cell office:value-type="float" office:value="26.9789" calcext:value-type="float">
            <text:p>26,978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58005" calcext:value-type="float">
            <text:p>23,58005</text:p>
          </table:table-cell>
          <table:table-cell office:value-type="float" office:value="57" calcext:value-type="float">
            <text:p>57</text:p>
          </table:table-cell>
          <table:table-cell office:value-type="float" office:value="9.87735" calcext:value-type="float">
            <text:p>9,87735</text:p>
          </table:table-cell>
          <table:table-cell office:value-type="float" office:value="60" calcext:value-type="float">
            <text:p>60</text:p>
          </table:table-cell>
          <table:table-cell office:value-type="float" office:value="26.04715" calcext:value-type="float">
            <text:p>26,0471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.411875" calcext:value-type="float">
            <text:p>26,411875</text:p>
          </table:table-cell>
          <table:table-cell office:value-type="float" office:value="75" calcext:value-type="float">
            <text:p>75</text:p>
          </table:table-cell>
          <table:table-cell office:value-type="float" office:value="10.807375" calcext:value-type="float">
            <text:p>10,807375</text:p>
          </table:table-cell>
          <table:table-cell office:value-type="float" office:value="65" calcext:value-type="float">
            <text:p>65</text:p>
          </table:table-cell>
          <table:table-cell office:value-type="float" office:value="34.8052" calcext:value-type="float">
            <text:p>34,805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67515" calcext:value-type="float">
            <text:p>25,67515</text:p>
          </table:table-cell>
          <table:table-cell office:value-type="float" office:value="61" calcext:value-type="float">
            <text:p>61</text:p>
          </table:table-cell>
          <table:table-cell office:value-type="float" office:value="10.5517" calcext:value-type="float">
            <text:p>10,5517</text:p>
          </table:table-cell>
          <table:table-cell office:value-type="float" office:value="63" calcext:value-type="float">
            <text:p>63</text:p>
          </table:table-cell>
          <table:table-cell office:value-type="float" office:value="28.3666" calcext:value-type="float">
            <text:p>28,366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466875" calcext:value-type="float">
            <text:p>25,466875</text:p>
          </table:table-cell>
          <table:table-cell office:value-type="float" office:value="59" calcext:value-type="float">
            <text:p>59</text:p>
          </table:table-cell>
          <table:table-cell office:value-type="float" office:value="10.4863" calcext:value-type="float">
            <text:p>10,4863</text:p>
          </table:table-cell>
          <table:table-cell office:value-type="float" office:value="63" calcext:value-type="float">
            <text:p>63</text:p>
          </table:table-cell>
          <table:table-cell office:value-type="float" office:value="28.26005" calcext:value-type="float">
            <text:p>28,2600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.55715" calcext:value-type="float">
            <text:p>26,55715</text:p>
          </table:table-cell>
          <table:table-cell office:value-type="float" office:value="67" calcext:value-type="float">
            <text:p>67</text:p>
          </table:table-cell>
          <table:table-cell office:value-type="float" office:value="10.847825" calcext:value-type="float">
            <text:p>10,847825</text:p>
          </table:table-cell>
          <table:table-cell office:value-type="float" office:value="60" calcext:value-type="float">
            <text:p>60</text:p>
          </table:table-cell>
          <table:table-cell office:value-type="float" office:value="31.70365" calcext:value-type="float">
            <text:p>31,7036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6165" calcext:value-type="float">
            <text:p>25,6165</text:p>
          </table:table-cell>
          <table:table-cell office:value-type="float" office:value="63" calcext:value-type="float">
            <text:p>63</text:p>
          </table:table-cell>
          <table:table-cell office:value-type="float" office:value="10.53485" calcext:value-type="float">
            <text:p>10,53485</text:p>
          </table:table-cell>
          <table:table-cell office:value-type="float" office:value="53" calcext:value-type="float">
            <text:p>53</text:p>
          </table:table-cell>
          <table:table-cell office:value-type="float" office:value="29.8935" calcext:value-type="float">
            <text:p>29,89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.30815" calcext:value-type="float">
            <text:p>26,30815</text:p>
          </table:table-cell>
          <table:table-cell office:value-type="float" office:value="63" calcext:value-type="float">
            <text:p>63</text:p>
          </table:table-cell>
          <table:table-cell office:value-type="float" office:value="10.755525" calcext:value-type="float">
            <text:p>10,755525</text:p>
          </table:table-cell>
          <table:table-cell office:value-type="float" office:value="53" calcext:value-type="float">
            <text:p>53</text:p>
          </table:table-cell>
          <table:table-cell office:value-type="float" office:value="29.616675" calcext:value-type="float">
            <text:p>29,61667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95225" calcext:value-type="float">
            <text:p>25,95225</text:p>
          </table:table-cell>
          <table:table-cell office:value-type="float" office:value="71" calcext:value-type="float">
            <text:p>71</text:p>
          </table:table-cell>
          <table:table-cell office:value-type="float" office:value="10.6343" calcext:value-type="float">
            <text:p>10,6343</text:p>
          </table:table-cell>
          <table:table-cell office:value-type="float" office:value="68" calcext:value-type="float">
            <text:p>68</text:p>
          </table:table-cell>
          <table:table-cell office:value-type="float" office:value="33.45705" calcext:value-type="float">
            <text:p>33,4570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.564825" calcext:value-type="float">
            <text:p>26,564825</text:p>
          </table:table-cell>
          <table:table-cell office:value-type="float" office:value="67" calcext:value-type="float">
            <text:p>67</text:p>
          </table:table-cell>
          <table:table-cell office:value-type="float" office:value="10.863525" calcext:value-type="float">
            <text:p>10,863525</text:p>
          </table:table-cell>
          <table:table-cell office:value-type="float" office:value="59" calcext:value-type="float">
            <text:p>59</text:p>
          </table:table-cell>
          <table:table-cell office:value-type="float" office:value="30.423525" calcext:value-type="float">
            <text:p>30,4235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8305" calcext:value-type="float">
            <text:p>25,8305</text:p>
          </table:table-cell>
          <table:table-cell office:value-type="float" office:value="69" calcext:value-type="float">
            <text:p>69</text:p>
          </table:table-cell>
          <table:table-cell office:value-type="float" office:value="10.615575" calcext:value-type="float">
            <text:p>10,615575</text:p>
          </table:table-cell>
          <table:table-cell office:value-type="float" office:value="60" calcext:value-type="float">
            <text:p>60</text:p>
          </table:table-cell>
          <table:table-cell office:value-type="float" office:value="32.116375" calcext:value-type="float">
            <text:p>32,11637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323575" calcext:value-type="float">
            <text:p>25,323575</text:p>
          </table:table-cell>
          <table:table-cell office:value-type="float" office:value="67" calcext:value-type="float">
            <text:p>67</text:p>
          </table:table-cell>
          <table:table-cell office:value-type="float" office:value="10.425325" calcext:value-type="float">
            <text:p>10,425325</text:p>
          </table:table-cell>
          <table:table-cell office:value-type="float" office:value="57" calcext:value-type="float">
            <text:p>57</text:p>
          </table:table-cell>
          <table:table-cell office:value-type="float" office:value="30.654775" calcext:value-type="float">
            <text:p>30,65477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7.943117" calcext:value-type="float">
            <text:p>27,943117</text:p>
          </table:table-cell>
          <table:table-cell office:value-type="float" office:value="73" calcext:value-type="float">
            <text:p>73</text:p>
          </table:table-cell>
          <table:table-cell office:value-type="float" office:value="11.29895" calcext:value-type="float">
            <text:p>11,29895</text:p>
          </table:table-cell>
          <table:table-cell office:value-type="float" office:value="68" calcext:value-type="float">
            <text:p>68</text:p>
          </table:table-cell>
          <table:table-cell office:value-type="float" office:value="33.972417" calcext:value-type="float">
            <text:p>33,9724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.13195" calcext:value-type="float">
            <text:p>28,13195</text:p>
          </table:table-cell>
          <table:table-cell office:value-type="float" office:value="73" calcext:value-type="float">
            <text:p>73</text:p>
          </table:table-cell>
          <table:table-cell office:value-type="float" office:value="11.34715" calcext:value-type="float">
            <text:p>11,34715</text:p>
          </table:table-cell>
          <table:table-cell office:value-type="float" office:value="59" calcext:value-type="float">
            <text:p>59</text:p>
          </table:table-cell>
          <table:table-cell office:value-type="float" office:value="33.870183" calcext:value-type="float">
            <text:p>33,87018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.201717" calcext:value-type="float">
            <text:p>28,201717</text:p>
          </table:table-cell>
          <table:table-cell office:value-type="float" office:value="69" calcext:value-type="float">
            <text:p>69</text:p>
          </table:table-cell>
          <table:table-cell office:value-type="float" office:value="11.399983" calcext:value-type="float">
            <text:p>11,399983</text:p>
          </table:table-cell>
          <table:table-cell office:value-type="float" office:value="63" calcext:value-type="float">
            <text:p>63</text:p>
          </table:table-cell>
          <table:table-cell office:value-type="float" office:value="31.8487" calcext:value-type="float">
            <text:p>31,848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.681833" calcext:value-type="float">
            <text:p>28,681833</text:p>
          </table:table-cell>
          <table:table-cell office:value-type="float" office:value="75" calcext:value-type="float">
            <text:p>75</text:p>
          </table:table-cell>
          <table:table-cell office:value-type="float" office:value="11.540483" calcext:value-type="float">
            <text:p>11,540483</text:p>
          </table:table-cell>
          <table:table-cell office:value-type="float" office:value="65" calcext:value-type="float">
            <text:p>65</text:p>
          </table:table-cell>
          <table:table-cell office:value-type="float" office:value="35.4449" calcext:value-type="float">
            <text:p>35,44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.41855" calcext:value-type="float">
            <text:p>29,41855</text:p>
          </table:table-cell>
          <table:table-cell office:value-type="float" office:value="79" calcext:value-type="float">
            <text:p>79</text:p>
          </table:table-cell>
          <table:table-cell office:value-type="float" office:value="11.767683" calcext:value-type="float">
            <text:p>11,767683</text:p>
          </table:table-cell>
          <table:table-cell office:value-type="float" office:value="69" calcext:value-type="float">
            <text:p>69</text:p>
          </table:table-cell>
          <table:table-cell office:value-type="float" office:value="37.056967" calcext:value-type="float">
            <text:p>37,05696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1.227017" calcext:value-type="float">
            <text:p>31,227017</text:p>
          </table:table-cell>
          <table:table-cell office:value-type="float" office:value="75" calcext:value-type="float">
            <text:p>75</text:p>
          </table:table-cell>
          <table:table-cell office:value-type="float" office:value="12.417467" calcext:value-type="float">
            <text:p>12,417467</text:p>
          </table:table-cell>
          <table:table-cell office:value-type="float" office:value="67" calcext:value-type="float">
            <text:p>67</text:p>
          </table:table-cell>
          <table:table-cell office:value-type="float" office:value="34.742933" calcext:value-type="float">
            <text:p>34,7429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.29075" calcext:value-type="float">
            <text:p>28,29075</text:p>
          </table:table-cell>
          <table:table-cell office:value-type="float" office:value="69" calcext:value-type="float">
            <text:p>69</text:p>
          </table:table-cell>
          <table:table-cell office:value-type="float" office:value="11.430717" calcext:value-type="float">
            <text:p>11,430717</text:p>
          </table:table-cell>
          <table:table-cell office:value-type="float" office:value="55" calcext:value-type="float">
            <text:p>55</text:p>
          </table:table-cell>
          <table:table-cell office:value-type="float" office:value="32.61775" calcext:value-type="float">
            <text:p>32,6177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475567" calcext:value-type="float">
            <text:p>26,475567</text:p>
          </table:table-cell>
          <table:table-cell office:value-type="float" office:value="67" calcext:value-type="float">
            <text:p>67</text:p>
          </table:table-cell>
          <table:table-cell office:value-type="float" office:value="10.841767" calcext:value-type="float">
            <text:p>10,841767</text:p>
          </table:table-cell>
          <table:table-cell office:value-type="float" office:value="57" calcext:value-type="float">
            <text:p>57</text:p>
          </table:table-cell>
          <table:table-cell office:value-type="float" office:value="31.269467" calcext:value-type="float">
            <text:p>31,26946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7.396567" calcext:value-type="float">
            <text:p>27,396567</text:p>
          </table:table-cell>
          <table:table-cell office:value-type="float" office:value="65" calcext:value-type="float">
            <text:p>65</text:p>
          </table:table-cell>
          <table:table-cell office:value-type="float" office:value="11.1334" calcext:value-type="float">
            <text:p>11,1334</text:p>
          </table:table-cell>
          <table:table-cell office:value-type="float" office:value="58" calcext:value-type="float">
            <text:p>58</text:p>
          </table:table-cell>
          <table:table-cell office:value-type="float" office:value="30.201283" calcext:value-type="float">
            <text:p>30,20128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.952217" calcext:value-type="float">
            <text:p>29,952217</text:p>
          </table:table-cell>
          <table:table-cell office:value-type="float" office:value="71" calcext:value-type="float">
            <text:p>71</text:p>
          </table:table-cell>
          <table:table-cell office:value-type="float" office:value="11.95985" calcext:value-type="float">
            <text:p>11,95985</text:p>
          </table:table-cell>
          <table:table-cell office:value-type="float" office:value="58" calcext:value-type="float">
            <text:p>58</text:p>
          </table:table-cell>
          <table:table-cell office:value-type="float" office:value="33.6208" calcext:value-type="float">
            <text:p>33,62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.17955" calcext:value-type="float">
            <text:p>28,17955</text:p>
          </table:table-cell>
          <table:table-cell office:value-type="float" office:value="71" calcext:value-type="float">
            <text:p>71</text:p>
          </table:table-cell>
          <table:table-cell office:value-type="float" office:value="11.411938" calcext:value-type="float">
            <text:p>11,411938</text:p>
          </table:table-cell>
          <table:table-cell office:value-type="float" office:value="61" calcext:value-type="float">
            <text:p>61</text:p>
          </table:table-cell>
          <table:table-cell office:value-type="float" office:value="32.974463" calcext:value-type="float">
            <text:p>32,97446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0.385213" calcext:value-type="float">
            <text:p>30,385213</text:p>
          </table:table-cell>
          <table:table-cell office:value-type="float" office:value="83" calcext:value-type="float">
            <text:p>83</text:p>
          </table:table-cell>
          <table:table-cell office:value-type="float" office:value="12.138013" calcext:value-type="float">
            <text:p>12,138013</text:p>
          </table:table-cell>
          <table:table-cell office:value-type="float" office:value="67" calcext:value-type="float">
            <text:p>67</text:p>
          </table:table-cell>
          <table:table-cell office:value-type="float" office:value="39.003712" calcext:value-type="float">
            <text:p>39,0037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.066288" calcext:value-type="float">
            <text:p>28,066288</text:p>
          </table:table-cell>
          <table:table-cell office:value-type="float" office:value="71" calcext:value-type="float">
            <text:p>71</text:p>
          </table:table-cell>
          <table:table-cell office:value-type="float" office:value="11.34405" calcext:value-type="float">
            <text:p>11,34405</text:p>
          </table:table-cell>
          <table:table-cell office:value-type="float" office:value="70" calcext:value-type="float">
            <text:p>70</text:p>
          </table:table-cell>
          <table:table-cell office:value-type="float" office:value="33.407625" calcext:value-type="float">
            <text:p>33,4076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9.603337" calcext:value-type="float">
            <text:p>29,603337</text:p>
          </table:table-cell>
          <table:table-cell office:value-type="float" office:value="77" calcext:value-type="float">
            <text:p>77</text:p>
          </table:table-cell>
          <table:table-cell office:value-type="float" office:value="11.868187" calcext:value-type="float">
            <text:p>11,868187</text:p>
          </table:table-cell>
          <table:table-cell office:value-type="float" office:value="85" calcext:value-type="float">
            <text:p>85</text:p>
          </table:table-cell>
          <table:table-cell office:value-type="float" office:value="36.0704" calcext:value-type="float">
            <text:p>36,070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868588" calcext:value-type="float">
            <text:p>27,868588</text:p>
          </table:table-cell>
          <table:table-cell office:value-type="float" office:value="67" calcext:value-type="float">
            <text:p>67</text:p>
          </table:table-cell>
          <table:table-cell office:value-type="float" office:value="11.266187" calcext:value-type="float">
            <text:p>11,266187</text:p>
          </table:table-cell>
          <table:table-cell office:value-type="float" office:value="68" calcext:value-type="float">
            <text:p>68</text:p>
          </table:table-cell>
          <table:table-cell office:value-type="float" office:value="31.598962" calcext:value-type="float">
            <text:p>31,59896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9.206637" calcext:value-type="float">
            <text:p>29,206637</text:p>
          </table:table-cell>
          <table:table-cell office:value-type="float" office:value="75" calcext:value-type="float">
            <text:p>75</text:p>
          </table:table-cell>
          <table:table-cell office:value-type="float" office:value="11.71335" calcext:value-type="float">
            <text:p>11,71335</text:p>
          </table:table-cell>
          <table:table-cell office:value-type="float" office:value="71" calcext:value-type="float">
            <text:p>71</text:p>
          </table:table-cell>
          <table:table-cell office:value-type="float" office:value="34.966788" calcext:value-type="float">
            <text:p>34,96678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.180013" calcext:value-type="float">
            <text:p>28,180013</text:p>
          </table:table-cell>
          <table:table-cell office:value-type="float" office:value="75" calcext:value-type="float">
            <text:p>75</text:p>
          </table:table-cell>
          <table:table-cell office:value-type="float" office:value="11.3961" calcext:value-type="float">
            <text:p>11,3961</text:p>
          </table:table-cell>
          <table:table-cell office:value-type="float" office:value="69" calcext:value-type="float">
            <text:p>69</text:p>
          </table:table-cell>
          <table:table-cell office:value-type="float" office:value="34.470312" calcext:value-type="float">
            <text:p>34,47031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.657912" calcext:value-type="float">
            <text:p>28,657912</text:p>
          </table:table-cell>
          <table:table-cell office:value-type="float" office:value="71" calcext:value-type="float">
            <text:p>71</text:p>
          </table:table-cell>
          <table:table-cell office:value-type="float" office:value="11.573775" calcext:value-type="float">
            <text:p>11,573775</text:p>
          </table:table-cell>
          <table:table-cell office:value-type="float" office:value="76" calcext:value-type="float">
            <text:p>76</text:p>
          </table:table-cell>
          <table:table-cell office:value-type="float" office:value="33.14335" calcext:value-type="float">
            <text:p>33,143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44975" calcext:value-type="float">
            <text:p>27,744975</text:p>
          </table:table-cell>
          <table:table-cell office:value-type="float" office:value="67" calcext:value-type="float">
            <text:p>67</text:p>
          </table:table-cell>
          <table:table-cell office:value-type="float" office:value="11.247238" calcext:value-type="float">
            <text:p>11,247238</text:p>
          </table:table-cell>
          <table:table-cell office:value-type="float" office:value="67" calcext:value-type="float">
            <text:p>67</text:p>
          </table:table-cell>
          <table:table-cell office:value-type="float" office:value="31.0701" calcext:value-type="float">
            <text:p>31,070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.920775" calcext:value-type="float">
            <text:p>28,920775</text:p>
          </table:table-cell>
          <table:table-cell office:value-type="float" office:value="69" calcext:value-type="float">
            <text:p>69</text:p>
          </table:table-cell>
          <table:table-cell office:value-type="float" office:value="11.640788" calcext:value-type="float">
            <text:p>11,640788</text:p>
          </table:table-cell>
          <table:table-cell office:value-type="float" office:value="79" calcext:value-type="float">
            <text:p>79</text:p>
          </table:table-cell>
          <table:table-cell office:value-type="float" office:value="32.607075" calcext:value-type="float">
            <text:p>32,60707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.86989" calcext:value-type="float">
            <text:p>29,86989</text:p>
          </table:table-cell>
          <table:table-cell office:value-type="float" office:value="81" calcext:value-type="float">
            <text:p>81</text:p>
          </table:table-cell>
          <table:table-cell office:value-type="float" office:value="11.94474" calcext:value-type="float">
            <text:p>11,94474</text:p>
          </table:table-cell>
          <table:table-cell office:value-type="float" office:value="69" calcext:value-type="float">
            <text:p>69</text:p>
          </table:table-cell>
          <table:table-cell office:value-type="float" office:value="37.55823" calcext:value-type="float">
            <text:p>37,5582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21175" calcext:value-type="float">
            <text:p>28,21175</text:p>
          </table:table-cell>
          <table:table-cell office:value-type="float" office:value="69" calcext:value-type="float">
            <text:p>69</text:p>
          </table:table-cell>
          <table:table-cell office:value-type="float" office:value="11.41176" calcext:value-type="float">
            <text:p>11,41176</text:p>
          </table:table-cell>
          <table:table-cell office:value-type="float" office:value="66" calcext:value-type="float">
            <text:p>66</text:p>
          </table:table-cell>
          <table:table-cell office:value-type="float" office:value="32.351" calcext:value-type="float">
            <text:p>32,35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62409" calcext:value-type="float">
            <text:p>28,62409</text:p>
          </table:table-cell>
          <table:table-cell office:value-type="float" office:value="73" calcext:value-type="float">
            <text:p>73</text:p>
          </table:table-cell>
          <table:table-cell office:value-type="float" office:value="11.53748" calcext:value-type="float">
            <text:p>11,53748</text:p>
          </table:table-cell>
          <table:table-cell office:value-type="float" office:value="66" calcext:value-type="float">
            <text:p>66</text:p>
          </table:table-cell>
          <table:table-cell office:value-type="float" office:value="33.48284" calcext:value-type="float">
            <text:p>33,4828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.32067" calcext:value-type="float">
            <text:p>29,32067</text:p>
          </table:table-cell>
          <table:table-cell office:value-type="float" office:value="81" calcext:value-type="float">
            <text:p>81</text:p>
          </table:table-cell>
          <table:table-cell office:value-type="float" office:value="11.7806" calcext:value-type="float">
            <text:p>11,7806</text:p>
          </table:table-cell>
          <table:table-cell office:value-type="float" office:value="77" calcext:value-type="float">
            <text:p>77</text:p>
          </table:table-cell>
          <table:table-cell office:value-type="float" office:value="35.52639" calcext:value-type="float">
            <text:p>35,526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.30202" calcext:value-type="float">
            <text:p>29,30202</text:p>
          </table:table-cell>
          <table:table-cell office:value-type="float" office:value="75" calcext:value-type="float">
            <text:p>75</text:p>
          </table:table-cell>
          <table:table-cell office:value-type="float" office:value="11.76943" calcext:value-type="float">
            <text:p>11,76943</text:p>
          </table:table-cell>
          <table:table-cell office:value-type="float" office:value="69" calcext:value-type="float">
            <text:p>69</text:p>
          </table:table-cell>
          <table:table-cell office:value-type="float" office:value="35.79991" calcext:value-type="float">
            <text:p>35,7999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0.7508" calcext:value-type="float">
            <text:p>30,7508</text:p>
          </table:table-cell>
          <table:table-cell office:value-type="float" office:value="75" calcext:value-type="float">
            <text:p>75</text:p>
          </table:table-cell>
          <table:table-cell office:value-type="float" office:value="12.24977" calcext:value-type="float">
            <text:p>12,24977</text:p>
          </table:table-cell>
          <table:table-cell office:value-type="float" office:value="76" calcext:value-type="float">
            <text:p>76</text:p>
          </table:table-cell>
          <table:table-cell office:value-type="float" office:value="34.73338" calcext:value-type="float">
            <text:p>34,7333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.9097" calcext:value-type="float">
            <text:p>29,9097</text:p>
          </table:table-cell>
          <table:table-cell office:value-type="float" office:value="73" calcext:value-type="float">
            <text:p>73</text:p>
          </table:table-cell>
          <table:table-cell office:value-type="float" office:value="11.97968" calcext:value-type="float">
            <text:p>11,97968</text:p>
          </table:table-cell>
          <table:table-cell office:value-type="float" office:value="59" calcext:value-type="float">
            <text:p>59</text:p>
          </table:table-cell>
          <table:table-cell office:value-type="float" office:value="33.04088" calcext:value-type="float">
            <text:p>33,0408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.96595" calcext:value-type="float">
            <text:p>29,96595</text:p>
          </table:table-cell>
          <table:table-cell office:value-type="float" office:value="79" calcext:value-type="float">
            <text:p>79</text:p>
          </table:table-cell>
          <table:table-cell office:value-type="float" office:value="11.99212" calcext:value-type="float">
            <text:p>11,99212</text:p>
          </table:table-cell>
          <table:table-cell office:value-type="float" office:value="63" calcext:value-type="float">
            <text:p>63</text:p>
          </table:table-cell>
          <table:table-cell office:value-type="float" office:value="37.18545" calcext:value-type="float">
            <text:p>37,185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0.28246" calcext:value-type="float">
            <text:p>30,28246</text:p>
          </table:table-cell>
          <table:table-cell office:value-type="float" office:value="77" calcext:value-type="float">
            <text:p>77</text:p>
          </table:table-cell>
          <table:table-cell office:value-type="float" office:value="12.08651" calcext:value-type="float">
            <text:p>12,08651</text:p>
          </table:table-cell>
          <table:table-cell office:value-type="float" office:value="68" calcext:value-type="float">
            <text:p>68</text:p>
          </table:table-cell>
          <table:table-cell office:value-type="float" office:value="35.08478" calcext:value-type="float">
            <text:p>35,0847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71213" calcext:value-type="float">
            <text:p>28,71213</text:p>
          </table:table-cell>
          <table:table-cell office:value-type="float" office:value="67" calcext:value-type="float">
            <text:p>67</text:p>
          </table:table-cell>
          <table:table-cell office:value-type="float" office:value="11.55421" calcext:value-type="float">
            <text:p>11,55421</text:p>
          </table:table-cell>
          <table:table-cell office:value-type="float" office:value="61" calcext:value-type="float">
            <text:p>61</text:p>
          </table:table-cell>
          <table:table-cell office:value-type="float" office:value="31.75971" calcext:value-type="float">
            <text:p>31,7597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125175" calcext:value-type="float">
            <text:p>29,125175</text:p>
          </table:table-cell>
          <table:table-cell office:value-type="float" office:value="75" calcext:value-type="float">
            <text:p>75</text:p>
          </table:table-cell>
          <table:table-cell office:value-type="float" office:value="11.716275" calcext:value-type="float">
            <text:p>11,716275</text:p>
          </table:table-cell>
          <table:table-cell office:value-type="float" office:value="64" calcext:value-type="float">
            <text:p>64</text:p>
          </table:table-cell>
          <table:table-cell office:value-type="float" office:value="35.338367" calcext:value-type="float">
            <text:p>35,3383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194642" calcext:value-type="float">
            <text:p>29,194642</text:p>
          </table:table-cell>
          <table:table-cell office:value-type="float" office:value="75" calcext:value-type="float">
            <text:p>75</text:p>
          </table:table-cell>
          <table:table-cell office:value-type="float" office:value="11.714642" calcext:value-type="float">
            <text:p>11,714642</text:p>
          </table:table-cell>
          <table:table-cell office:value-type="float" office:value="61" calcext:value-type="float">
            <text:p>61</text:p>
          </table:table-cell>
          <table:table-cell office:value-type="float" office:value="34.612183" calcext:value-type="float">
            <text:p>34,61218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9517" calcext:value-type="float">
            <text:p>29,9517</text:p>
          </table:table-cell>
          <table:table-cell office:value-type="float" office:value="79" calcext:value-type="float">
            <text:p>79</text:p>
          </table:table-cell>
          <table:table-cell office:value-type="float" office:value="11.969158" calcext:value-type="float">
            <text:p>11,969158</text:p>
          </table:table-cell>
          <table:table-cell office:value-type="float" office:value="64" calcext:value-type="float">
            <text:p>64</text:p>
          </table:table-cell>
          <table:table-cell office:value-type="float" office:value="36.069275" calcext:value-type="float">
            <text:p>36,06927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7028" calcext:value-type="float">
            <text:p>29,7028</text:p>
          </table:table-cell>
          <table:table-cell office:value-type="float" office:value="73" calcext:value-type="float">
            <text:p>73</text:p>
          </table:table-cell>
          <table:table-cell office:value-type="float" office:value="11.877042" calcext:value-type="float">
            <text:p>11,877042</text:p>
          </table:table-cell>
          <table:table-cell office:value-type="float" office:value="62" calcext:value-type="float">
            <text:p>62</text:p>
          </table:table-cell>
          <table:table-cell office:value-type="float" office:value="34.118133" calcext:value-type="float">
            <text:p>34,1181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1.707742" calcext:value-type="float">
            <text:p>31,707742</text:p>
          </table:table-cell>
          <table:table-cell office:value-type="float" office:value="83" calcext:value-type="float">
            <text:p>83</text:p>
          </table:table-cell>
          <table:table-cell office:value-type="float" office:value="12.5676" calcext:value-type="float">
            <text:p>12,5676</text:p>
          </table:table-cell>
          <table:table-cell office:value-type="float" office:value="68" calcext:value-type="float">
            <text:p>68</text:p>
          </table:table-cell>
          <table:table-cell office:value-type="float" office:value="38.279542" calcext:value-type="float">
            <text:p>38,27954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0.753242" calcext:value-type="float">
            <text:p>30,753242</text:p>
          </table:table-cell>
          <table:table-cell office:value-type="float" office:value="87" calcext:value-type="float">
            <text:p>87</text:p>
          </table:table-cell>
          <table:table-cell office:value-type="float" office:value="12.249433" calcext:value-type="float">
            <text:p>12,249433</text:p>
          </table:table-cell>
          <table:table-cell office:value-type="float" office:value="68" calcext:value-type="float">
            <text:p>68</text:p>
          </table:table-cell>
          <table:table-cell office:value-type="float" office:value="40.093708" calcext:value-type="float">
            <text:p>40,09370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98275" calcext:value-type="float">
            <text:p>29,98275</text:p>
          </table:table-cell>
          <table:table-cell office:value-type="float" office:value="85" calcext:value-type="float">
            <text:p>85</text:p>
          </table:table-cell>
          <table:table-cell office:value-type="float" office:value="11.975492" calcext:value-type="float">
            <text:p>11,975492</text:p>
          </table:table-cell>
          <table:table-cell office:value-type="float" office:value="66" calcext:value-type="float">
            <text:p>66</text:p>
          </table:table-cell>
          <table:table-cell office:value-type="float" office:value="40.170833" calcext:value-type="float">
            <text:p>40,1708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499317" calcext:value-type="float">
            <text:p>28,499317</text:p>
          </table:table-cell>
          <table:table-cell office:value-type="float" office:value="71" calcext:value-type="float">
            <text:p>71</text:p>
          </table:table-cell>
          <table:table-cell office:value-type="float" office:value="11.492925" calcext:value-type="float">
            <text:p>11,492925</text:p>
          </table:table-cell>
          <table:table-cell office:value-type="float" office:value="62" calcext:value-type="float">
            <text:p>62</text:p>
          </table:table-cell>
          <table:table-cell office:value-type="float" office:value="32.895425" calcext:value-type="float">
            <text:p>32,89542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0.149025" calcext:value-type="float">
            <text:p>30,149025</text:p>
          </table:table-cell>
          <table:table-cell office:value-type="float" office:value="87" calcext:value-type="float">
            <text:p>87</text:p>
          </table:table-cell>
          <table:table-cell office:value-type="float" office:value="12.05025" calcext:value-type="float">
            <text:p>12,05025</text:p>
          </table:table-cell>
          <table:table-cell office:value-type="float" office:value="74" calcext:value-type="float">
            <text:p>74</text:p>
          </table:table-cell>
          <table:table-cell office:value-type="float" office:value="39.098008" calcext:value-type="float">
            <text:p>39,09800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905883" calcext:value-type="float">
            <text:p>29,905883</text:p>
          </table:table-cell>
          <table:table-cell office:value-type="float" office:value="77" calcext:value-type="float">
            <text:p>77</text:p>
          </table:table-cell>
          <table:table-cell office:value-type="float" office:value="11.963758" calcext:value-type="float">
            <text:p>11,963758</text:p>
          </table:table-cell>
          <table:table-cell office:value-type="float" office:value="66" calcext:value-type="float">
            <text:p>66</text:p>
          </table:table-cell>
          <table:table-cell office:value-type="float" office:value="36.300417" calcext:value-type="float">
            <text:p>36,30041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.95195" calcext:value-type="float">
            <text:p>30,95195</text:p>
          </table:table-cell>
          <table:table-cell office:value-type="float" office:value="77" calcext:value-type="float">
            <text:p>77</text:p>
          </table:table-cell>
          <table:table-cell office:value-type="float" office:value="12.307621" calcext:value-type="float">
            <text:p>12,307621</text:p>
          </table:table-cell>
          <table:table-cell office:value-type="float" office:value="71" calcext:value-type="float">
            <text:p>71</text:p>
          </table:table-cell>
          <table:table-cell office:value-type="float" office:value="37.019921" calcext:value-type="float">
            <text:p>37,0199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.34155" calcext:value-type="float">
            <text:p>30,34155</text:p>
          </table:table-cell>
          <table:table-cell office:value-type="float" office:value="87" calcext:value-type="float">
            <text:p>87</text:p>
          </table:table-cell>
          <table:table-cell office:value-type="float" office:value="12.102793" calcext:value-type="float">
            <text:p>12,102793</text:p>
          </table:table-cell>
          <table:table-cell office:value-type="float" office:value="72" calcext:value-type="float">
            <text:p>72</text:p>
          </table:table-cell>
          <table:table-cell office:value-type="float" office:value="40.6342" calcext:value-type="float">
            <text:p>40,634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742307" calcext:value-type="float">
            <text:p>29,742307</text:p>
          </table:table-cell>
          <table:table-cell office:value-type="float" office:value="79" calcext:value-type="float">
            <text:p>79</text:p>
          </table:table-cell>
          <table:table-cell office:value-type="float" office:value="11.91375" calcext:value-type="float">
            <text:p>11,91375</text:p>
          </table:table-cell>
          <table:table-cell office:value-type="float" office:value="70" calcext:value-type="float">
            <text:p>70</text:p>
          </table:table-cell>
          <table:table-cell office:value-type="float" office:value="35.099586" calcext:value-type="float">
            <text:p>35,09958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2.93855" calcext:value-type="float">
            <text:p>32,93855</text:p>
          </table:table-cell>
          <table:table-cell office:value-type="float" office:value="77" calcext:value-type="float">
            <text:p>77</text:p>
          </table:table-cell>
          <table:table-cell office:value-type="float" office:value="12.983843" calcext:value-type="float">
            <text:p>12,983843</text:p>
          </table:table-cell>
          <table:table-cell office:value-type="float" office:value="72" calcext:value-type="float">
            <text:p>72</text:p>
          </table:table-cell>
          <table:table-cell office:value-type="float" office:value="37.196636" calcext:value-type="float">
            <text:p>37,1966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8.944821" calcext:value-type="float">
            <text:p>28,944821</text:p>
          </table:table-cell>
          <table:table-cell office:value-type="float" office:value="71" calcext:value-type="float">
            <text:p>71</text:p>
          </table:table-cell>
          <table:table-cell office:value-type="float" office:value="11.625871" calcext:value-type="float">
            <text:p>11,625871</text:p>
          </table:table-cell>
          <table:table-cell office:value-type="float" office:value="64" calcext:value-type="float">
            <text:p>64</text:p>
          </table:table-cell>
          <table:table-cell office:value-type="float" office:value="33.072536" calcext:value-type="float">
            <text:p>33,0725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692157" calcext:value-type="float">
            <text:p>29,692157</text:p>
          </table:table-cell>
          <table:table-cell office:value-type="float" office:value="73" calcext:value-type="float">
            <text:p>73</text:p>
          </table:table-cell>
          <table:table-cell office:value-type="float" office:value="11.885236" calcext:value-type="float">
            <text:p>11,885236</text:p>
          </table:table-cell>
          <table:table-cell office:value-type="float" office:value="67" calcext:value-type="float">
            <text:p>67</text:p>
          </table:table-cell>
          <table:table-cell office:value-type="float" office:value="34.188221" calcext:value-type="float">
            <text:p>34,18822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.940586" calcext:value-type="float">
            <text:p>30,940586</text:p>
          </table:table-cell>
          <table:table-cell office:value-type="float" office:value="77" calcext:value-type="float">
            <text:p>77</text:p>
          </table:table-cell>
          <table:table-cell office:value-type="float" office:value="12.321521" calcext:value-type="float">
            <text:p>12,321521</text:p>
          </table:table-cell>
          <table:table-cell office:value-type="float" office:value="72" calcext:value-type="float">
            <text:p>72</text:p>
          </table:table-cell>
          <table:table-cell office:value-type="float" office:value="35.752786" calcext:value-type="float">
            <text:p>35,75278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619829" calcext:value-type="float">
            <text:p>29,619829</text:p>
          </table:table-cell>
          <table:table-cell office:value-type="float" office:value="73" calcext:value-type="float">
            <text:p>73</text:p>
          </table:table-cell>
          <table:table-cell office:value-type="float" office:value="11.862914" calcext:value-type="float">
            <text:p>11,862914</text:p>
          </table:table-cell>
          <table:table-cell office:value-type="float" office:value="62" calcext:value-type="float">
            <text:p>62</text:p>
          </table:table-cell>
          <table:table-cell office:value-type="float" office:value="34.312686" calcext:value-type="float">
            <text:p>34,31268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0063" calcext:value-type="float">
            <text:p>29,0063</text:p>
          </table:table-cell>
          <table:table-cell office:value-type="float" office:value="69" calcext:value-type="float">
            <text:p>69</text:p>
          </table:table-cell>
          <table:table-cell office:value-type="float" office:value="11.666321" calcext:value-type="float">
            <text:p>11,666321</text:p>
          </table:table-cell>
          <table:table-cell office:value-type="float" office:value="62" calcext:value-type="float">
            <text:p>62</text:p>
          </table:table-cell>
          <table:table-cell office:value-type="float" office:value="32.322179" calcext:value-type="float">
            <text:p>32,32217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823279" calcext:value-type="float">
            <text:p>29,823279</text:p>
          </table:table-cell>
          <table:table-cell office:value-type="float" office:value="73" calcext:value-type="float">
            <text:p>73</text:p>
          </table:table-cell>
          <table:table-cell office:value-type="float" office:value="11.919486" calcext:value-type="float">
            <text:p>11,919486</text:p>
          </table:table-cell>
          <table:table-cell office:value-type="float" office:value="75" calcext:value-type="float">
            <text:p>75</text:p>
          </table:table-cell>
          <table:table-cell office:value-type="float" office:value="34.204943" calcext:value-type="float">
            <text:p>34,20494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0.057875" calcext:value-type="float">
            <text:p>30,057875</text:p>
          </table:table-cell>
          <table:table-cell office:value-type="float" office:value="77" calcext:value-type="float">
            <text:p>77</text:p>
          </table:table-cell>
          <table:table-cell office:value-type="float" office:value="12.021981" calcext:value-type="float">
            <text:p>12,021981</text:p>
          </table:table-cell>
          <table:table-cell office:value-type="float" office:value="89" calcext:value-type="float">
            <text:p>89</text:p>
          </table:table-cell>
          <table:table-cell office:value-type="float" office:value="36.512669" calcext:value-type="float">
            <text:p>36,5126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0.025606" calcext:value-type="float">
            <text:p>30,025606</text:p>
          </table:table-cell>
          <table:table-cell office:value-type="float" office:value="75" calcext:value-type="float">
            <text:p>75</text:p>
          </table:table-cell>
          <table:table-cell office:value-type="float" office:value="12.001231" calcext:value-type="float">
            <text:p>12,001231</text:p>
          </table:table-cell>
          <table:table-cell office:value-type="float" office:value="71" calcext:value-type="float">
            <text:p>71</text:p>
          </table:table-cell>
          <table:table-cell office:value-type="float" office:value="34.955956" calcext:value-type="float">
            <text:p>34,95595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329044" calcext:value-type="float">
            <text:p>29,329044</text:p>
          </table:table-cell>
          <table:table-cell office:value-type="float" office:value="73" calcext:value-type="float">
            <text:p>73</text:p>
          </table:table-cell>
          <table:table-cell office:value-type="float" office:value="11.765756" calcext:value-type="float">
            <text:p>11,765756</text:p>
          </table:table-cell>
          <table:table-cell office:value-type="float" office:value="76" calcext:value-type="float">
            <text:p>76</text:p>
          </table:table-cell>
          <table:table-cell office:value-type="float" office:value="34.122775" calcext:value-type="float">
            <text:p>34,12277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1.166906" calcext:value-type="float">
            <text:p>31,166906</text:p>
          </table:table-cell>
          <table:table-cell office:value-type="float" office:value="77" calcext:value-type="float">
            <text:p>77</text:p>
          </table:table-cell>
          <table:table-cell office:value-type="float" office:value="12.362106" calcext:value-type="float">
            <text:p>12,362106</text:p>
          </table:table-cell>
          <table:table-cell office:value-type="float" office:value="69" calcext:value-type="float">
            <text:p>69</text:p>
          </table:table-cell>
          <table:table-cell office:value-type="float" office:value="36.676381" calcext:value-type="float">
            <text:p>36,67638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2.403969" calcext:value-type="float">
            <text:p>32,403969</text:p>
          </table:table-cell>
          <table:table-cell office:value-type="float" office:value="83" calcext:value-type="float">
            <text:p>83</text:p>
          </table:table-cell>
          <table:table-cell office:value-type="float" office:value="12.781738" calcext:value-type="float">
            <text:p>12,781738</text:p>
          </table:table-cell>
          <table:table-cell office:value-type="float" office:value="68" calcext:value-type="float">
            <text:p>68</text:p>
          </table:table-cell>
          <table:table-cell office:value-type="float" office:value="40.033475" calcext:value-type="float">
            <text:p>40,03347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245344" calcext:value-type="float">
            <text:p>29,245344</text:p>
          </table:table-cell>
          <table:table-cell office:value-type="float" office:value="73" calcext:value-type="float">
            <text:p>73</text:p>
          </table:table-cell>
          <table:table-cell office:value-type="float" office:value="11.7278" calcext:value-type="float">
            <text:p>11,7278</text:p>
          </table:table-cell>
          <table:table-cell office:value-type="float" office:value="82" calcext:value-type="float">
            <text:p>82</text:p>
          </table:table-cell>
          <table:table-cell office:value-type="float" office:value="33.868175" calcext:value-type="float">
            <text:p>33,86817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1.170088" calcext:value-type="float">
            <text:p>31,170088</text:p>
          </table:table-cell>
          <table:table-cell office:value-type="float" office:value="81" calcext:value-type="float">
            <text:p>81</text:p>
          </table:table-cell>
          <table:table-cell office:value-type="float" office:value="12.370563" calcext:value-type="float">
            <text:p>12,370563</text:p>
          </table:table-cell>
          <table:table-cell office:value-type="float" office:value="64" calcext:value-type="float">
            <text:p>64</text:p>
          </table:table-cell>
          <table:table-cell office:value-type="float" office:value="38.38875" calcext:value-type="float">
            <text:p>38,3887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429756" calcext:value-type="float">
            <text:p>29,429756</text:p>
          </table:table-cell>
          <table:table-cell office:value-type="float" office:value="71" calcext:value-type="float">
            <text:p>71</text:p>
          </table:table-cell>
          <table:table-cell office:value-type="float" office:value="11.80045" calcext:value-type="float">
            <text:p>11,80045</text:p>
          </table:table-cell>
          <table:table-cell office:value-type="float" office:value="61" calcext:value-type="float">
            <text:p>61</text:p>
          </table:table-cell>
          <table:table-cell office:value-type="float" office:value="33.032294" calcext:value-type="float">
            <text:p>33,03229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162125" calcext:value-type="float">
            <text:p>29,162125</text:p>
          </table:table-cell>
          <table:table-cell office:value-type="float" office:value="73" calcext:value-type="float">
            <text:p>73</text:p>
          </table:table-cell>
          <table:table-cell office:value-type="float" office:value="11.725262" calcext:value-type="float">
            <text:p>11,725262</text:p>
          </table:table-cell>
          <table:table-cell office:value-type="float" office:value="66" calcext:value-type="float">
            <text:p>66</text:p>
          </table:table-cell>
          <table:table-cell office:value-type="float" office:value="33.181537" calcext:value-type="float">
            <text:p>33,18153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0.1533" calcext:value-type="float">
            <text:p>30,1533</text:p>
          </table:table-cell>
          <table:table-cell office:value-type="float" office:value="79" calcext:value-type="float">
            <text:p>79</text:p>
          </table:table-cell>
          <table:table-cell office:value-type="float" office:value="12.061544" calcext:value-type="float">
            <text:p>12,061544</text:p>
          </table:table-cell>
          <table:table-cell office:value-type="float" office:value="70" calcext:value-type="float">
            <text:p>70</text:p>
          </table:table-cell>
          <table:table-cell office:value-type="float" office:value="36.859381" calcext:value-type="float">
            <text:p>36,85938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822161" calcext:value-type="float">
            <text:p>30,822161</text:p>
          </table:table-cell>
          <table:table-cell office:value-type="float" office:value="81" calcext:value-type="float">
            <text:p>81</text:p>
          </table:table-cell>
          <table:table-cell office:value-type="float" office:value="12.270811" calcext:value-type="float">
            <text:p>12,270811</text:p>
          </table:table-cell>
          <table:table-cell office:value-type="float" office:value="68" calcext:value-type="float">
            <text:p>68</text:p>
          </table:table-cell>
          <table:table-cell office:value-type="float" office:value="36.971244" calcext:value-type="float">
            <text:p>36,9712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42122" calcext:value-type="float">
            <text:p>30,142122</text:p>
          </table:table-cell>
          <table:table-cell office:value-type="float" office:value="85" calcext:value-type="float">
            <text:p>85</text:p>
          </table:table-cell>
          <table:table-cell office:value-type="float" office:value="12.060006" calcext:value-type="float">
            <text:p>12,060006</text:p>
          </table:table-cell>
          <table:table-cell office:value-type="float" office:value="87" calcext:value-type="float">
            <text:p>87</text:p>
          </table:table-cell>
          <table:table-cell office:value-type="float" office:value="41.005828" calcext:value-type="float">
            <text:p>41,0058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374794" calcext:value-type="float">
            <text:p>30,374794</text:p>
          </table:table-cell>
          <table:table-cell office:value-type="float" office:value="77" calcext:value-type="float">
            <text:p>77</text:p>
          </table:table-cell>
          <table:table-cell office:value-type="float" office:value="12.113028" calcext:value-type="float">
            <text:p>12,113028</text:p>
          </table:table-cell>
          <table:table-cell office:value-type="float" office:value="70" calcext:value-type="float">
            <text:p>70</text:p>
          </table:table-cell>
          <table:table-cell office:value-type="float" office:value="35.360939" calcext:value-type="float">
            <text:p>35,3609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1.420539" calcext:value-type="float">
            <text:p>31,420539</text:p>
          </table:table-cell>
          <table:table-cell office:value-type="float" office:value="83" calcext:value-type="float">
            <text:p>83</text:p>
          </table:table-cell>
          <table:table-cell office:value-type="float" office:value="12.453817" calcext:value-type="float">
            <text:p>12,453817</text:p>
          </table:table-cell>
          <table:table-cell office:value-type="float" office:value="66" calcext:value-type="float">
            <text:p>66</text:p>
          </table:table-cell>
          <table:table-cell office:value-type="float" office:value="39.247094" calcext:value-type="float">
            <text:p>39,24709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1.961817" calcext:value-type="float">
            <text:p>31,961817</text:p>
          </table:table-cell>
          <table:table-cell office:value-type="float" office:value="83" calcext:value-type="float">
            <text:p>83</text:p>
          </table:table-cell>
          <table:table-cell office:value-type="float" office:value="12.636733" calcext:value-type="float">
            <text:p>12,636733</text:p>
          </table:table-cell>
          <table:table-cell office:value-type="float" office:value="67" calcext:value-type="float">
            <text:p>67</text:p>
          </table:table-cell>
          <table:table-cell office:value-type="float" office:value="40.317011" calcext:value-type="float">
            <text:p>40,31701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1.30905" calcext:value-type="float">
            <text:p>31,30905</text:p>
          </table:table-cell>
          <table:table-cell office:value-type="float" office:value="81" calcext:value-type="float">
            <text:p>81</text:p>
          </table:table-cell>
          <table:table-cell office:value-type="float" office:value="12.436106" calcext:value-type="float">
            <text:p>12,436106</text:p>
          </table:table-cell>
          <table:table-cell office:value-type="float" office:value="73" calcext:value-type="float">
            <text:p>73</text:p>
          </table:table-cell>
          <table:table-cell office:value-type="float" office:value="38.482106" calcext:value-type="float">
            <text:p>38,48210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5214" calcext:value-type="float">
            <text:p>30,5214</text:p>
          </table:table-cell>
          <table:table-cell office:value-type="float" office:value="73" calcext:value-type="float">
            <text:p>73</text:p>
          </table:table-cell>
          <table:table-cell office:value-type="float" office:value="12.17785" calcext:value-type="float">
            <text:p>12,17785</text:p>
          </table:table-cell>
          <table:table-cell office:value-type="float" office:value="64" calcext:value-type="float">
            <text:p>64</text:p>
          </table:table-cell>
          <table:table-cell office:value-type="float" office:value="34.719394" calcext:value-type="float">
            <text:p>34,71939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9.82145" calcext:value-type="float">
            <text:p>29,82145</text:p>
          </table:table-cell>
          <table:table-cell office:value-type="float" office:value="77" calcext:value-type="float">
            <text:p>77</text:p>
          </table:table-cell>
          <table:table-cell office:value-type="float" office:value="11.937461" calcext:value-type="float">
            <text:p>11,937461</text:p>
          </table:table-cell>
          <table:table-cell office:value-type="float" office:value="75" calcext:value-type="float">
            <text:p>75</text:p>
          </table:table-cell>
          <table:table-cell office:value-type="float" office:value="35.286389" calcext:value-type="float">
            <text:p>35,28638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4.303283" calcext:value-type="float">
            <text:p>34,303283</text:p>
          </table:table-cell>
          <table:table-cell office:value-type="float" office:value="87" calcext:value-type="float">
            <text:p>87</text:p>
          </table:table-cell>
          <table:table-cell office:value-type="float" office:value="13.423622" calcext:value-type="float">
            <text:p>13,423622</text:p>
          </table:table-cell>
          <table:table-cell office:value-type="float" office:value="71" calcext:value-type="float">
            <text:p>71</text:p>
          </table:table-cell>
          <table:table-cell office:value-type="float" office:value="40.891961" calcext:value-type="float">
            <text:p>40,89196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848478" calcext:value-type="float">
            <text:p>30,848478</text:p>
          </table:table-cell>
          <table:table-cell office:value-type="float" office:value="87" calcext:value-type="float">
            <text:p>87</text:p>
          </table:table-cell>
          <table:table-cell office:value-type="float" office:value="12.274539" calcext:value-type="float">
            <text:p>12,274539</text:p>
          </table:table-cell>
          <table:table-cell office:value-type="float" office:value="71" calcext:value-type="float">
            <text:p>71</text:p>
          </table:table-cell>
          <table:table-cell office:value-type="float" office:value="40.577233" calcext:value-type="float">
            <text:p>40,5772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1697" calcext:value-type="float">
            <text:p>30,41697</text:p>
          </table:table-cell>
          <table:table-cell office:value-type="float" office:value="73" calcext:value-type="float">
            <text:p>73</text:p>
          </table:table-cell>
          <table:table-cell office:value-type="float" office:value="12.148955" calcext:value-type="float">
            <text:p>12,148955</text:p>
          </table:table-cell>
          <table:table-cell office:value-type="float" office:value="66" calcext:value-type="float">
            <text:p>66</text:p>
          </table:table-cell>
          <table:table-cell office:value-type="float" office:value="34.567465" calcext:value-type="float">
            <text:p>34,56746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664165" calcext:value-type="float">
            <text:p>31,664165</text:p>
          </table:table-cell>
          <table:table-cell office:value-type="float" office:value="81" calcext:value-type="float">
            <text:p>81</text:p>
          </table:table-cell>
          <table:table-cell office:value-type="float" office:value="12.54791" calcext:value-type="float">
            <text:p>12,54791</text:p>
          </table:table-cell>
          <table:table-cell office:value-type="float" office:value="72" calcext:value-type="float">
            <text:p>72</text:p>
          </table:table-cell>
          <table:table-cell office:value-type="float" office:value="38.252665" calcext:value-type="float">
            <text:p>38,25266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90031" calcext:value-type="float">
            <text:p>31,90031</text:p>
          </table:table-cell>
          <table:table-cell office:value-type="float" office:value="87" calcext:value-type="float">
            <text:p>87</text:p>
          </table:table-cell>
          <table:table-cell office:value-type="float" office:value="12.62437" calcext:value-type="float">
            <text:p>12,62437</text:p>
          </table:table-cell>
          <table:table-cell office:value-type="float" office:value="73" calcext:value-type="float">
            <text:p>73</text:p>
          </table:table-cell>
          <table:table-cell office:value-type="float" office:value="40.47459" calcext:value-type="float">
            <text:p>40,4745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.49124" calcext:value-type="float">
            <text:p>32,49124</text:p>
          </table:table-cell>
          <table:table-cell office:value-type="float" office:value="83" calcext:value-type="float">
            <text:p>83</text:p>
          </table:table-cell>
          <table:table-cell office:value-type="float" office:value="12.835585" calcext:value-type="float">
            <text:p>12,835585</text:p>
          </table:table-cell>
          <table:table-cell office:value-type="float" office:value="74" calcext:value-type="float">
            <text:p>74</text:p>
          </table:table-cell>
          <table:table-cell office:value-type="float" office:value="39.925475" calcext:value-type="float">
            <text:p>39,92547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723055" calcext:value-type="float">
            <text:p>30,723055</text:p>
          </table:table-cell>
          <table:table-cell office:value-type="float" office:value="77" calcext:value-type="float">
            <text:p>77</text:p>
          </table:table-cell>
          <table:table-cell office:value-type="float" office:value="12.24691" calcext:value-type="float">
            <text:p>12,24691</text:p>
          </table:table-cell>
          <table:table-cell office:value-type="float" office:value="69" calcext:value-type="float">
            <text:p>69</text:p>
          </table:table-cell>
          <table:table-cell office:value-type="float" office:value="35.161765" calcext:value-type="float">
            <text:p>35,16176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51397" calcext:value-type="float">
            <text:p>30,51397</text:p>
          </table:table-cell>
          <table:table-cell office:value-type="float" office:value="73" calcext:value-type="float">
            <text:p>73</text:p>
          </table:table-cell>
          <table:table-cell office:value-type="float" office:value="12.169725" calcext:value-type="float">
            <text:p>12,169725</text:p>
          </table:table-cell>
          <table:table-cell office:value-type="float" office:value="64" calcext:value-type="float">
            <text:p>64</text:p>
          </table:table-cell>
          <table:table-cell office:value-type="float" office:value="34.497595" calcext:value-type="float">
            <text:p>34,49759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.912785" calcext:value-type="float">
            <text:p>33,912785</text:p>
          </table:table-cell>
          <table:table-cell office:value-type="float" office:value="83" calcext:value-type="float">
            <text:p>83</text:p>
          </table:table-cell>
          <table:table-cell office:value-type="float" office:value="13.305965" calcext:value-type="float">
            <text:p>13,305965</text:p>
          </table:table-cell>
          <table:table-cell office:value-type="float" office:value="73" calcext:value-type="float">
            <text:p>73</text:p>
          </table:table-cell>
          <table:table-cell office:value-type="float" office:value="38.94475" calcext:value-type="float">
            <text:p>38,9447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9.67719" calcext:value-type="float">
            <text:p>29,67719</text:p>
          </table:table-cell>
          <table:table-cell office:value-type="float" office:value="77" calcext:value-type="float">
            <text:p>77</text:p>
          </table:table-cell>
          <table:table-cell office:value-type="float" office:value="11.870055" calcext:value-type="float">
            <text:p>11,870055</text:p>
          </table:table-cell>
          <table:table-cell office:value-type="float" office:value="69" calcext:value-type="float">
            <text:p>69</text:p>
          </table:table-cell>
          <table:table-cell office:value-type="float" office:value="35.017005" calcext:value-type="float">
            <text:p>35,01700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997735" calcext:value-type="float">
            <text:p>31,997735</text:p>
          </table:table-cell>
          <table:table-cell office:value-type="float" office:value="77" calcext:value-type="float">
            <text:p>77</text:p>
          </table:table-cell>
          <table:table-cell office:value-type="float" office:value="12.660025" calcext:value-type="float">
            <text:p>12,660025</text:p>
          </table:table-cell>
          <table:table-cell office:value-type="float" office:value="69" calcext:value-type="float">
            <text:p>69</text:p>
          </table:table-cell>
          <table:table-cell office:value-type="float" office:value="36.37375" calcext:value-type="float">
            <text:p>36,3737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71163" calcext:value-type="float">
            <text:p>30,71163</text:p>
          </table:table-cell>
          <table:table-cell office:value-type="float" office:value="73" calcext:value-type="float">
            <text:p>73</text:p>
          </table:table-cell>
          <table:table-cell office:value-type="float" office:value="12.23477" calcext:value-type="float">
            <text:p>12,23477</text:p>
          </table:table-cell>
          <table:table-cell office:value-type="float" office:value="71" calcext:value-type="float">
            <text:p>71</text:p>
          </table:table-cell>
          <table:table-cell office:value-type="float" office:value="34.736875" calcext:value-type="float">
            <text:p>34,73687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</table:table>
      <table:table table:name="Tabela przestawna_unsorted_bst_1" table:style-name="ta1">
        <table:table-column table:style-name="co7" table:default-cell-style-name="ce27"/>
        <table:table-column table:style-name="co8" table:default-cell-style-name="ce32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44"/>
        <table:table-row table:style-name="ro1">
          <table:table-cell table:style-name="ce24"/>
          <table:table-cell table:style-name="ce29" office:value-type="string" calcext:value-type="string">
            <text:p>Dane</text:p>
          </table:table-cell>
          <table:table-cell table:style-name="ce35" table:number-columns-repeated="5"/>
          <table:table-cell table:style-name="ce41"/>
        </table:table-row>
        <table:table-row table:style-name="ro1">
          <table:table-cell table:style-name="ce25" office:value-type="string" calcext:value-type="string">
            <text:p>size_n</text:p>
          </table:table-cell>
          <table:table-cell table:style-name="ce30" office:value-type="string" calcext:value-type="string">
            <text:p>comp_avg - unsorted_bst</text:p>
          </table:table-cell>
          <table:table-cell table:style-name="ce36" office:value-type="string" calcext:value-type="string">
            <text:p>comp_maks – unsorted_bst</text:p>
          </table:table-cell>
          <table:table-cell table:style-name="ce36" office:value-type="string" calcext:value-type="string">
            <text:p>reads_avg – unsorted_bst</text:p>
          </table:table-cell>
          <table:table-cell table:style-name="ce36" office:value-type="string" calcext:value-type="string">
            <text:p>reads_maks – unsorted_bst</text:p>
          </table:table-cell>
          <table:table-cell table:style-name="ce36" office:value-type="string" calcext:value-type="string">
            <text:p>h_avg – unsorted_bst</text:p>
          </table:table-cell>
          <table:table-cell table:style-name="ce36" office:value-type="string" calcext:value-type="string">
            <text:p>h_final – unsorted_bst</text:p>
          </table:table-cell>
          <table:table-cell table:style-name="ce42" office:value-type="string" calcext:value-type="string">
            <text:p>h_maks - unsorted_bst</text:p>
          </table:table-cell>
        </table:table-row>
        <table:table-row table:style-name="ro1">
          <table:table-cell table:style-name="ce26" office:value-type="float" office:value="10000" calcext:value-type="float">
            <text:p>10000</text:p>
          </table:table-cell>
          <table:table-cell table:style-name="ce31" office:value-type="float" office:value="24.373555" calcext:value-type="float">
            <text:p>24,373555</text:p>
          </table:table-cell>
          <table:table-cell table:style-name="ce37" office:value-type="float" office:value="62.6" calcext:value-type="float">
            <text:p>62,6</text:p>
          </table:table-cell>
          <table:table-cell table:style-name="ce37" office:value-type="float" office:value="10.134535" calcext:value-type="float">
            <text:p>10,134535</text:p>
          </table:table-cell>
          <table:table-cell table:style-name="ce37" office:value-type="float" office:value="55.6" calcext:value-type="float">
            <text:p>55,6</text:p>
          </table:table-cell>
          <table:table-cell table:style-name="ce37" office:value-type="float" office:value="28.73567" calcext:value-type="float">
            <text:p>28,73567</text:p>
          </table:table-cell>
          <table:table-cell table:style-name="ce37" office:value-type="float" office:value="29" calcext:value-type="float">
            <text:p>29</text:p>
          </table:table-cell>
          <table:table-cell table:style-name="ce43"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970685" calcext:value-type="float">
            <text:p>25,970685</text:p>
          </table:table-cell>
          <table:table-cell office:value-type="float" office:value="66.2" calcext:value-type="float">
            <text:p>66,2</text:p>
          </table:table-cell>
          <table:table-cell office:value-type="float" office:value="10.65223" calcext:value-type="float">
            <text:p>10,65223</text:p>
          </table:table-cell>
          <table:table-cell office:value-type="float" office:value="60.1" calcext:value-type="float">
            <text:p>60,1</text:p>
          </table:table-cell>
          <table:table-cell office:value-type="float" office:value="30.92974" calcext:value-type="float">
            <text:p>30,92974</text:p>
          </table:table-cell>
          <table:table-cell office:value-type="float" office:value="31.2" calcext:value-type="float">
            <text:p>31,2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.5719285" calcext:value-type="float">
            <text:p>28,5719285</text:p>
          </table:table-cell>
          <table:table-cell office:value-type="float" office:value="71.6" calcext:value-type="float">
            <text:p>71,6</text:p>
          </table:table-cell>
          <table:table-cell office:value-type="float" office:value="11.513745" calcext:value-type="float">
            <text:p>11,513745</text:p>
          </table:table-cell>
          <table:table-cell office:value-type="float" office:value="61.9" calcext:value-type="float">
            <text:p>61,9</text:p>
          </table:table-cell>
          <table:table-cell office:value-type="float" office:value="33.46454" calcext:value-type="float">
            <text:p>33,46454</text:p>
          </table:table-cell>
          <table:table-cell office:value-type="float" office:value="33.9" calcext:value-type="float">
            <text:p>33,9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.6813288" calcext:value-type="float">
            <text:p>28,6813288</text:p>
          </table:table-cell>
          <table:table-cell office:value-type="float" office:value="72.6" calcext:value-type="float">
            <text:p>72,6</text:p>
          </table:table-cell>
          <table:table-cell office:value-type="float" office:value="11.5599626" calcext:value-type="float">
            <text:p>11,5599626</text:p>
          </table:table-cell>
          <table:table-cell office:value-type="float" office:value="71.3" calcext:value-type="float">
            <text:p>71,3</text:p>
          </table:table-cell>
          <table:table-cell office:value-type="float" office:value="33.9312787" calcext:value-type="float">
            <text:p>33,9312787</text:p>
          </table:table-cell>
          <table:table-cell office:value-type="float" office:value="34" calcext:value-type="float">
            <text:p>34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.494946" calcext:value-type="float">
            <text:p>29,494946</text:p>
          </table:table-cell>
          <table:table-cell office:value-type="float" office:value="75" calcext:value-type="float">
            <text:p>75</text:p>
          </table:table-cell>
          <table:table-cell office:value-type="float" office:value="11.83063" calcext:value-type="float">
            <text:p>11,83063</text:p>
          </table:table-cell>
          <table:table-cell office:value-type="float" office:value="67.4" calcext:value-type="float">
            <text:p>67,4</text:p>
          </table:table-cell>
          <table:table-cell office:value-type="float" office:value="34.652257" calcext:value-type="float">
            <text:p>34,652257</text:p>
          </table:table-cell>
          <table:table-cell office:value-type="float" office:value="34.5" calcext:value-type="float">
            <text:p>34,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8972276" calcext:value-type="float">
            <text:p>29,8972276</text:p>
          </table:table-cell>
          <table:table-cell office:value-type="float" office:value="79.2" calcext:value-type="float">
            <text:p>79,2</text:p>
          </table:table-cell>
          <table:table-cell office:value-type="float" office:value="11.9576575" calcext:value-type="float">
            <text:p>11,9576575</text:p>
          </table:table-cell>
          <table:table-cell office:value-type="float" office:value="65.5" calcext:value-type="float">
            <text:p>65,5</text:p>
          </table:table-cell>
          <table:table-cell office:value-type="float" office:value="36.6975891" calcext:value-type="float">
            <text:p>36,6975891</text:p>
          </table:table-cell>
          <table:table-cell office:value-type="float" office:value="36.4" calcext:value-type="float">
            <text:p>36,4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.2001329" calcext:value-type="float">
            <text:p>30,2001329</text:p>
          </table:table-cell>
          <table:table-cell office:value-type="float" office:value="75.6" calcext:value-type="float">
            <text:p>75,6</text:p>
          </table:table-cell>
          <table:table-cell office:value-type="float" office:value="12.0589356" calcext:value-type="float">
            <text:p>12,0589356</text:p>
          </table:table-cell>
          <table:table-cell office:value-type="float" office:value="68.7" calcext:value-type="float">
            <text:p>68,7</text:p>
          </table:table-cell>
          <table:table-cell office:value-type="float" office:value="35.3803694" calcext:value-type="float">
            <text:p>35,3803694</text:p>
          </table:table-cell>
          <table:table-cell office:value-type="float" office:value="35.6" calcext:value-type="float">
            <text:p>35,6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0.2144013" calcext:value-type="float">
            <text:p>30,2144013</text:p>
          </table:table-cell>
          <table:table-cell office:value-type="float" office:value="76.2" calcext:value-type="float">
            <text:p>76,2</text:p>
          </table:table-cell>
          <table:table-cell office:value-type="float" office:value="12.0618431" calcext:value-type="float">
            <text:p>12,0618431</text:p>
          </table:table-cell>
          <table:table-cell office:value-type="float" office:value="71.6" calcext:value-type="float">
            <text:p>71,6</text:p>
          </table:table-cell>
          <table:table-cell office:value-type="float" office:value="35.7631393" calcext:value-type="float">
            <text:p>35,7631393</text:p>
          </table:table-cell>
          <table:table-cell office:value-type="float" office:value="36.1" calcext:value-type="float">
            <text:p>36,1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1.1525094" calcext:value-type="float">
            <text:p>31,1525094</text:p>
          </table:table-cell>
          <table:table-cell office:value-type="float" office:value="81.4" calcext:value-type="float">
            <text:p>81,4</text:p>
          </table:table-cell>
          <table:table-cell office:value-type="float" office:value="12.3783973" calcext:value-type="float">
            <text:p>12,3783973</text:p>
          </table:table-cell>
          <table:table-cell office:value-type="float" office:value="71.2" calcext:value-type="float">
            <text:p>71,2</text:p>
          </table:table-cell>
          <table:table-cell office:value-type="float" office:value="38.2859199" calcext:value-type="float">
            <text:p>38,2859199</text:p>
          </table:table-cell>
          <table:table-cell office:value-type="float" office:value="38.5" calcext:value-type="float">
            <text:p>38,5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3" office:value-type="float" office:value="31.400905" calcext:value-type="float">
            <text:p>31,400905</text:p>
          </table:table-cell>
          <table:table-cell table:style-name="ce39" office:value-type="float" office:value="78.4" calcext:value-type="float">
            <text:p>78,4</text:p>
          </table:table-cell>
          <table:table-cell table:style-name="ce39" office:value-type="float" office:value="12.464427" calcext:value-type="float">
            <text:p>12,464427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36.7951935" calcext:value-type="float">
            <text:p>36,7951935</text:p>
          </table:table-cell>
          <table:table-cell table:style-name="ce39" office:value-type="float" office:value="37" calcext:value-type="float">
            <text:p>37</text:p>
          </table:table-cell>
          <table:table-cell table:style-name="ce45" office:value-type="float" office:value="39.7" calcext:value-type="float">
            <text:p>39,7</text:p>
          </table:table-cell>
        </table:table-row>
        <table:table-row table:style-name="ro1">
          <table:table-cell table:style-name="ce28" office:value-type="string" calcext:value-type="string">
            <text:p>Razem Wynik</text:p>
          </table:table-cell>
          <table:table-cell table:style-name="ce34" office:value-type="float" office:value="28.99576195" calcext:value-type="float">
            <text:p>28,99576195</text:p>
          </table:table-cell>
          <table:table-cell table:style-name="ce40" office:value-type="float" office:value="73.88" calcext:value-type="float">
            <text:p>73,88</text:p>
          </table:table-cell>
          <table:table-cell table:style-name="ce40" office:value-type="float" office:value="11.66123631" calcext:value-type="float">
            <text:p>11,66123631</text:p>
          </table:table-cell>
          <table:table-cell table:style-name="ce40" office:value-type="float" office:value="66.33" calcext:value-type="float">
            <text:p>66,33</text:p>
          </table:table-cell>
          <table:table-cell table:style-name="ce40" office:value-type="float" office:value="34.46356969" calcext:value-type="float">
            <text:p>34,46356969</text:p>
          </table:table-cell>
          <table:table-cell table:style-name="ce40" office:value-type="float" office:value="34.62" calcext:value-type="float">
            <text:p>34,62</text:p>
          </table:table-cell>
          <table:table-cell table:style-name="ce46" office:value-type="float" office:value="37.44" calcext:value-type="float">
            <text:p>37,44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unsorted_bst_1'.A1:'Tabela przestawna_unsorted_bst_1'.H13" table:buttons="'Tabela przestawna_unsorted_bst_1'.A2 'Tabela przestawna_unsorted_bst_1'.B1" table:show-filter-button="false" table:drill-down-on-double-click="false">
          <table:source-cell-range table:cell-range-address="unsorted_bst.A1:unsorted_bst.I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_n" table:orientation="row" table:used-hierarchy="0" table:function="auto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avg" tableooo:display-name="comp_avg - unsorted_bst" table:orientation="data" table:used-hierarchy="0" table:function="average">
            <table:data-pilot-level table:show-empty="false" calcext:repeat-item-labels="false">
              <table:data-pilot-members>
                <table:data-pilot-member table:name="23,58005" table:display="true" table:show-details="true"/>
                <table:data-pilot-member table:name="23,66195" table:display="true" table:show-details="true"/>
                <table:data-pilot-member table:name="23,7291" table:display="true" table:show-details="true"/>
                <table:data-pilot-member table:name="24,1463" table:display="true" table:show-details="true"/>
                <table:data-pilot-member table:name="24,1938" table:display="true" table:show-details="true"/>
                <table:data-pilot-member table:name="24,336" table:display="true" table:show-details="true"/>
                <table:data-pilot-member table:name="24,416" table:display="true" table:show-details="true"/>
                <table:data-pilot-member table:name="24,9747" table:display="true" table:show-details="true"/>
                <table:data-pilot-member table:name="25,00445" table:display="true" table:show-details="true"/>
                <table:data-pilot-member table:name="25,323575" table:display="true" table:show-details="true"/>
                <table:data-pilot-member table:name="25,466875" table:display="true" table:show-details="true"/>
                <table:data-pilot-member table:name="25,6165" table:display="true" table:show-details="true"/>
                <table:data-pilot-member table:name="25,67515" table:display="true" table:show-details="true"/>
                <table:data-pilot-member table:name="25,6932" table:display="true" table:show-details="true"/>
                <table:data-pilot-member table:name="25,8305" table:display="true" table:show-details="true"/>
                <table:data-pilot-member table:name="25,95225" table:display="true" table:show-details="true"/>
                <table:data-pilot-member table:name="26,30815" table:display="true" table:show-details="true"/>
                <table:data-pilot-member table:name="26,411875" table:display="true" table:show-details="true"/>
                <table:data-pilot-member table:name="26,475567" table:display="true" table:show-details="true"/>
                <table:data-pilot-member table:name="26,55715" table:display="true" table:show-details="true"/>
                <table:data-pilot-member table:name="26,564825" table:display="true" table:show-details="true"/>
                <table:data-pilot-member table:name="27,396567" table:display="true" table:show-details="true"/>
                <table:data-pilot-member table:name="27,744975" table:display="true" table:show-details="true"/>
                <table:data-pilot-member table:name="27,868588" table:display="true" table:show-details="true"/>
                <table:data-pilot-member table:name="27,943117" table:display="true" table:show-details="true"/>
                <table:data-pilot-member table:name="28,066288" table:display="true" table:show-details="true"/>
                <table:data-pilot-member table:name="28,13195" table:display="true" table:show-details="true"/>
                <table:data-pilot-member table:name="28,17955" table:display="true" table:show-details="true"/>
                <table:data-pilot-member table:name="28,180013" table:display="true" table:show-details="true"/>
                <table:data-pilot-member table:name="28,201717" table:display="true" table:show-details="true"/>
                <table:data-pilot-member table:name="28,21175" table:display="true" table:show-details="true"/>
                <table:data-pilot-member table:name="28,29075" table:display="true" table:show-details="true"/>
                <table:data-pilot-member table:name="28,499317" table:display="true" table:show-details="true"/>
                <table:data-pilot-member table:name="28,62409" table:display="true" table:show-details="true"/>
                <table:data-pilot-member table:name="28,657912" table:display="true" table:show-details="true"/>
                <table:data-pilot-member table:name="28,681833" table:display="true" table:show-details="true"/>
                <table:data-pilot-member table:name="28,71213" table:display="true" table:show-details="true"/>
                <table:data-pilot-member table:name="28,920775" table:display="true" table:show-details="true"/>
                <table:data-pilot-member table:name="28,944821" table:display="true" table:show-details="true"/>
                <table:data-pilot-member table:name="29,0063" table:display="true" table:show-details="true"/>
                <table:data-pilot-member table:name="29,125175" table:display="true" table:show-details="true"/>
                <table:data-pilot-member table:name="29,162125" table:display="true" table:show-details="true"/>
                <table:data-pilot-member table:name="29,194642" table:display="true" table:show-details="true"/>
                <table:data-pilot-member table:name="29,206637" table:display="true" table:show-details="true"/>
                <table:data-pilot-member table:name="29,245344" table:display="true" table:show-details="true"/>
                <table:data-pilot-member table:name="29,30202" table:display="true" table:show-details="true"/>
                <table:data-pilot-member table:name="29,32067" table:display="true" table:show-details="true"/>
                <table:data-pilot-member table:name="29,329044" table:display="true" table:show-details="true"/>
                <table:data-pilot-member table:name="29,41855" table:display="true" table:show-details="true"/>
                <table:data-pilot-member table:name="29,429756" table:display="true" table:show-details="true"/>
                <table:data-pilot-member table:name="29,603337" table:display="true" table:show-details="true"/>
                <table:data-pilot-member table:name="29,619829" table:display="true" table:show-details="true"/>
                <table:data-pilot-member table:name="29,67719" table:display="true" table:show-details="true"/>
                <table:data-pilot-member table:name="29,692157" table:display="true" table:show-details="true"/>
                <table:data-pilot-member table:name="29,7028" table:display="true" table:show-details="true"/>
                <table:data-pilot-member table:name="29,742307" table:display="true" table:show-details="true"/>
                <table:data-pilot-member table:name="29,82145" table:display="true" table:show-details="true"/>
                <table:data-pilot-member table:name="29,823279" table:display="true" table:show-details="true"/>
                <table:data-pilot-member table:name="29,86989" table:display="true" table:show-details="true"/>
                <table:data-pilot-member table:name="29,905883" table:display="true" table:show-details="true"/>
                <table:data-pilot-member table:name="29,9097" table:display="true" table:show-details="true"/>
                <table:data-pilot-member table:name="29,9517" table:display="true" table:show-details="true"/>
                <table:data-pilot-member table:name="29,952217" table:display="true" table:show-details="true"/>
                <table:data-pilot-member table:name="29,96595" table:display="true" table:show-details="true"/>
                <table:data-pilot-member table:name="29,98275" table:display="true" table:show-details="true"/>
                <table:data-pilot-member table:name="30,025606" table:display="true" table:show-details="true"/>
                <table:data-pilot-member table:name="30,057875" table:display="true" table:show-details="true"/>
                <table:data-pilot-member table:name="30,142122" table:display="true" table:show-details="true"/>
                <table:data-pilot-member table:name="30,149025" table:display="true" table:show-details="true"/>
                <table:data-pilot-member table:name="30,1533" table:display="true" table:show-details="true"/>
                <table:data-pilot-member table:name="30,28246" table:display="true" table:show-details="true"/>
                <table:data-pilot-member table:name="30,34155" table:display="true" table:show-details="true"/>
                <table:data-pilot-member table:name="30,374794" table:display="true" table:show-details="true"/>
                <table:data-pilot-member table:name="30,385213" table:display="true" table:show-details="true"/>
                <table:data-pilot-member table:name="30,41697" table:display="true" table:show-details="true"/>
                <table:data-pilot-member table:name="30,51397" table:display="true" table:show-details="true"/>
                <table:data-pilot-member table:name="30,5214" table:display="true" table:show-details="true"/>
                <table:data-pilot-member table:name="30,71163" table:display="true" table:show-details="true"/>
                <table:data-pilot-member table:name="30,723055" table:display="true" table:show-details="true"/>
                <table:data-pilot-member table:name="30,7508" table:display="true" table:show-details="true"/>
                <table:data-pilot-member table:name="30,753242" table:display="true" table:show-details="true"/>
                <table:data-pilot-member table:name="30,822161" table:display="true" table:show-details="true"/>
                <table:data-pilot-member table:name="30,848478" table:display="true" table:show-details="true"/>
                <table:data-pilot-member table:name="30,940586" table:display="true" table:show-details="true"/>
                <table:data-pilot-member table:name="30,95195" table:display="true" table:show-details="true"/>
                <table:data-pilot-member table:name="31,166906" table:display="true" table:show-details="true"/>
                <table:data-pilot-member table:name="31,170088" table:display="true" table:show-details="true"/>
                <table:data-pilot-member table:name="31,227017" table:display="true" table:show-details="true"/>
                <table:data-pilot-member table:name="31,30905" table:display="true" table:show-details="true"/>
                <table:data-pilot-member table:name="31,420539" table:display="true" table:show-details="true"/>
                <table:data-pilot-member table:name="31,664165" table:display="true" table:show-details="true"/>
                <table:data-pilot-member table:name="31,707742" table:display="true" table:show-details="true"/>
                <table:data-pilot-member table:name="31,90031" table:display="true" table:show-details="true"/>
                <table:data-pilot-member table:name="31,961817" table:display="true" table:show-details="true"/>
                <table:data-pilot-member table:name="31,997735" table:display="true" table:show-details="true"/>
                <table:data-pilot-member table:name="32,403969" table:display="true" table:show-details="true"/>
                <table:data-pilot-member table:name="32,49124" table:display="true" table:show-details="true"/>
                <table:data-pilot-member table:name="32,93855" table:display="true" table:show-details="true"/>
                <table:data-pilot-member table:name="33,912785" table:display="true" table:show-details="true"/>
                <table:data-pilot-member table:name="34,30328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maks" tableooo:display-name="comp_maks – unsorted_bst" table:orientation="data" table:used-hierarchy="0" table:function="average">
            <table:data-pilot-level table:show-empty="false" calcext:repeat-item-labels="false">
              <table:data-pilot-members>
                <table:data-pilot-member table:name="57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avg" tableooo:display-name="reads_avg – unsorted_bst" table:orientation="data" table:used-hierarchy="0" table:function="average">
            <table:data-pilot-level table:show-empty="false" calcext:repeat-item-labels="false">
              <table:data-pilot-members>
                <table:data-pilot-member table:name="9,87735" table:display="true" table:show-details="true"/>
                <table:data-pilot-member table:name="9,89095" table:display="true" table:show-details="true"/>
                <table:data-pilot-member table:name="9,91365" table:display="true" table:show-details="true"/>
                <table:data-pilot-member table:name="10,0174" table:display="true" table:show-details="true"/>
                <table:data-pilot-member table:name="10,09965" table:display="true" table:show-details="true"/>
                <table:data-pilot-member table:name="10,14235" table:display="true" table:show-details="true"/>
                <table:data-pilot-member table:name="10,1438" table:display="true" table:show-details="true"/>
                <table:data-pilot-member table:name="10,29355" table:display="true" table:show-details="true"/>
                <table:data-pilot-member table:name="10,3817" table:display="true" table:show-details="true"/>
                <table:data-pilot-member table:name="10,425325" table:display="true" table:show-details="true"/>
                <table:data-pilot-member table:name="10,4863" table:display="true" table:show-details="true"/>
                <table:data-pilot-member table:name="10,53485" table:display="true" table:show-details="true"/>
                <table:data-pilot-member table:name="10,5517" table:display="true" table:show-details="true"/>
                <table:data-pilot-member table:name="10,58495" table:display="true" table:show-details="true"/>
                <table:data-pilot-member table:name="10,615575" table:display="true" table:show-details="true"/>
                <table:data-pilot-member table:name="10,6343" table:display="true" table:show-details="true"/>
                <table:data-pilot-member table:name="10,755525" table:display="true" table:show-details="true"/>
                <table:data-pilot-member table:name="10,807375" table:display="true" table:show-details="true"/>
                <table:data-pilot-member table:name="10,841767" table:display="true" table:show-details="true"/>
                <table:data-pilot-member table:name="10,847825" table:display="true" table:show-details="true"/>
                <table:data-pilot-member table:name="10,863525" table:display="true" table:show-details="true"/>
                <table:data-pilot-member table:name="11,1334" table:display="true" table:show-details="true"/>
                <table:data-pilot-member table:name="11,247238" table:display="true" table:show-details="true"/>
                <table:data-pilot-member table:name="11,266187" table:display="true" table:show-details="true"/>
                <table:data-pilot-member table:name="11,29895" table:display="true" table:show-details="true"/>
                <table:data-pilot-member table:name="11,34405" table:display="true" table:show-details="true"/>
                <table:data-pilot-member table:name="11,34715" table:display="true" table:show-details="true"/>
                <table:data-pilot-member table:name="11,3961" table:display="true" table:show-details="true"/>
                <table:data-pilot-member table:name="11,399983" table:display="true" table:show-details="true"/>
                <table:data-pilot-member table:name="11,41176" table:display="true" table:show-details="true"/>
                <table:data-pilot-member table:name="11,411938" table:display="true" table:show-details="true"/>
                <table:data-pilot-member table:name="11,430717" table:display="true" table:show-details="true"/>
                <table:data-pilot-member table:name="11,492925" table:display="true" table:show-details="true"/>
                <table:data-pilot-member table:name="11,53748" table:display="true" table:show-details="true"/>
                <table:data-pilot-member table:name="11,540483" table:display="true" table:show-details="true"/>
                <table:data-pilot-member table:name="11,55421" table:display="true" table:show-details="true"/>
                <table:data-pilot-member table:name="11,573775" table:display="true" table:show-details="true"/>
                <table:data-pilot-member table:name="11,625871" table:display="true" table:show-details="true"/>
                <table:data-pilot-member table:name="11,640788" table:display="true" table:show-details="true"/>
                <table:data-pilot-member table:name="11,666321" table:display="true" table:show-details="true"/>
                <table:data-pilot-member table:name="11,71335" table:display="true" table:show-details="true"/>
                <table:data-pilot-member table:name="11,714642" table:display="true" table:show-details="true"/>
                <table:data-pilot-member table:name="11,716275" table:display="true" table:show-details="true"/>
                <table:data-pilot-member table:name="11,725262" table:display="true" table:show-details="true"/>
                <table:data-pilot-member table:name="11,7278" table:display="true" table:show-details="true"/>
                <table:data-pilot-member table:name="11,765756" table:display="true" table:show-details="true"/>
                <table:data-pilot-member table:name="11,767683" table:display="true" table:show-details="true"/>
                <table:data-pilot-member table:name="11,76943" table:display="true" table:show-details="true"/>
                <table:data-pilot-member table:name="11,7806" table:display="true" table:show-details="true"/>
                <table:data-pilot-member table:name="11,80045" table:display="true" table:show-details="true"/>
                <table:data-pilot-member table:name="11,862914" table:display="true" table:show-details="true"/>
                <table:data-pilot-member table:name="11,868187" table:display="true" table:show-details="true"/>
                <table:data-pilot-member table:name="11,870055" table:display="true" table:show-details="true"/>
                <table:data-pilot-member table:name="11,877042" table:display="true" table:show-details="true"/>
                <table:data-pilot-member table:name="11,885236" table:display="true" table:show-details="true"/>
                <table:data-pilot-member table:name="11,91375" table:display="true" table:show-details="true"/>
                <table:data-pilot-member table:name="11,919486" table:display="true" table:show-details="true"/>
                <table:data-pilot-member table:name="11,937461" table:display="true" table:show-details="true"/>
                <table:data-pilot-member table:name="11,94474" table:display="true" table:show-details="true"/>
                <table:data-pilot-member table:name="11,95985" table:display="true" table:show-details="true"/>
                <table:data-pilot-member table:name="11,963758" table:display="true" table:show-details="true"/>
                <table:data-pilot-member table:name="11,969158" table:display="true" table:show-details="true"/>
                <table:data-pilot-member table:name="11,975492" table:display="true" table:show-details="true"/>
                <table:data-pilot-member table:name="11,97968" table:display="true" table:show-details="true"/>
                <table:data-pilot-member table:name="11,99212" table:display="true" table:show-details="true"/>
                <table:data-pilot-member table:name="12,001231" table:display="true" table:show-details="true"/>
                <table:data-pilot-member table:name="12,021981" table:display="true" table:show-details="true"/>
                <table:data-pilot-member table:name="12,05025" table:display="true" table:show-details="true"/>
                <table:data-pilot-member table:name="12,060006" table:display="true" table:show-details="true"/>
                <table:data-pilot-member table:name="12,061544" table:display="true" table:show-details="true"/>
                <table:data-pilot-member table:name="12,08651" table:display="true" table:show-details="true"/>
                <table:data-pilot-member table:name="12,102793" table:display="true" table:show-details="true"/>
                <table:data-pilot-member table:name="12,113028" table:display="true" table:show-details="true"/>
                <table:data-pilot-member table:name="12,138013" table:display="true" table:show-details="true"/>
                <table:data-pilot-member table:name="12,148955" table:display="true" table:show-details="true"/>
                <table:data-pilot-member table:name="12,169725" table:display="true" table:show-details="true"/>
                <table:data-pilot-member table:name="12,17785" table:display="true" table:show-details="true"/>
                <table:data-pilot-member table:name="12,23477" table:display="true" table:show-details="true"/>
                <table:data-pilot-member table:name="12,24691" table:display="true" table:show-details="true"/>
                <table:data-pilot-member table:name="12,249433" table:display="true" table:show-details="true"/>
                <table:data-pilot-member table:name="12,24977" table:display="true" table:show-details="true"/>
                <table:data-pilot-member table:name="12,270811" table:display="true" table:show-details="true"/>
                <table:data-pilot-member table:name="12,274539" table:display="true" table:show-details="true"/>
                <table:data-pilot-member table:name="12,307621" table:display="true" table:show-details="true"/>
                <table:data-pilot-member table:name="12,321521" table:display="true" table:show-details="true"/>
                <table:data-pilot-member table:name="12,362106" table:display="true" table:show-details="true"/>
                <table:data-pilot-member table:name="12,370563" table:display="true" table:show-details="true"/>
                <table:data-pilot-member table:name="12,417467" table:display="true" table:show-details="true"/>
                <table:data-pilot-member table:name="12,436106" table:display="true" table:show-details="true"/>
                <table:data-pilot-member table:name="12,453817" table:display="true" table:show-details="true"/>
                <table:data-pilot-member table:name="12,54791" table:display="true" table:show-details="true"/>
                <table:data-pilot-member table:name="12,5676" table:display="true" table:show-details="true"/>
                <table:data-pilot-member table:name="12,62437" table:display="true" table:show-details="true"/>
                <table:data-pilot-member table:name="12,636733" table:display="true" table:show-details="true"/>
                <table:data-pilot-member table:name="12,660025" table:display="true" table:show-details="true"/>
                <table:data-pilot-member table:name="12,781738" table:display="true" table:show-details="true"/>
                <table:data-pilot-member table:name="12,835585" table:display="true" table:show-details="true"/>
                <table:data-pilot-member table:name="12,983843" table:display="true" table:show-details="true"/>
                <table:data-pilot-member table:name="13,305965" table:display="true" table:show-details="true"/>
                <table:data-pilot-member table:name="13,4236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maks" tableooo:display-name="reads_maks – unsorted_bst" table:orientation="data" table:used-hierarchy="0" table:function="average">
            <table:data-pilot-level table:show-empty="false" calcext:repeat-item-labels="false">
              <table:data-pilot-members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avg" tableooo:display-name="h_avg – unsorted_bst" table:orientation="data" table:used-hierarchy="0" table:function="average">
            <table:data-pilot-level table:show-empty="false" calcext:repeat-item-labels="false">
              <table:data-pilot-members>
                <table:data-pilot-member table:name="26,04715" table:display="true" table:show-details="true"/>
                <table:data-pilot-member table:name="26,9789" table:display="true" table:show-details="true"/>
                <table:data-pilot-member table:name="27,7757" table:display="true" table:show-details="true"/>
                <table:data-pilot-member table:name="28,0787" table:display="true" table:show-details="true"/>
                <table:data-pilot-member table:name="28,26005" table:display="true" table:show-details="true"/>
                <table:data-pilot-member table:name="28,3666" table:display="true" table:show-details="true"/>
                <table:data-pilot-member table:name="28,4566" table:display="true" table:show-details="true"/>
                <table:data-pilot-member table:name="29,27025" table:display="true" table:show-details="true"/>
                <table:data-pilot-member table:name="29,3153" table:display="true" table:show-details="true"/>
                <table:data-pilot-member table:name="29,616675" table:display="true" table:show-details="true"/>
                <table:data-pilot-member table:name="29,8935" table:display="true" table:show-details="true"/>
                <table:data-pilot-member table:name="30,19175" table:display="true" table:show-details="true"/>
                <table:data-pilot-member table:name="30,201283" table:display="true" table:show-details="true"/>
                <table:data-pilot-member table:name="30,2233" table:display="true" table:show-details="true"/>
                <table:data-pilot-member table:name="30,423525" table:display="true" table:show-details="true"/>
                <table:data-pilot-member table:name="30,654775" table:display="true" table:show-details="true"/>
                <table:data-pilot-member table:name="31,01905" table:display="true" table:show-details="true"/>
                <table:data-pilot-member table:name="31,0701" table:display="true" table:show-details="true"/>
                <table:data-pilot-member table:name="31,269467" table:display="true" table:show-details="true"/>
                <table:data-pilot-member table:name="31,598962" table:display="true" table:show-details="true"/>
                <table:data-pilot-member table:name="31,70365" table:display="true" table:show-details="true"/>
                <table:data-pilot-member table:name="31,75971" table:display="true" table:show-details="true"/>
                <table:data-pilot-member table:name="31,8487" table:display="true" table:show-details="true"/>
                <table:data-pilot-member table:name="32,116375" table:display="true" table:show-details="true"/>
                <table:data-pilot-member table:name="32,322179" table:display="true" table:show-details="true"/>
                <table:data-pilot-member table:name="32,351" table:display="true" table:show-details="true"/>
                <table:data-pilot-member table:name="32,607075" table:display="true" table:show-details="true"/>
                <table:data-pilot-member table:name="32,61775" table:display="true" table:show-details="true"/>
                <table:data-pilot-member table:name="32,895425" table:display="true" table:show-details="true"/>
                <table:data-pilot-member table:name="32,974463" table:display="true" table:show-details="true"/>
                <table:data-pilot-member table:name="33,032294" table:display="true" table:show-details="true"/>
                <table:data-pilot-member table:name="33,04088" table:display="true" table:show-details="true"/>
                <table:data-pilot-member table:name="33,072536" table:display="true" table:show-details="true"/>
                <table:data-pilot-member table:name="33,14335" table:display="true" table:show-details="true"/>
                <table:data-pilot-member table:name="33,181537" table:display="true" table:show-details="true"/>
                <table:data-pilot-member table:name="33,407625" table:display="true" table:show-details="true"/>
                <table:data-pilot-member table:name="33,45705" table:display="true" table:show-details="true"/>
                <table:data-pilot-member table:name="33,48284" table:display="true" table:show-details="true"/>
                <table:data-pilot-member table:name="33,6208" table:display="true" table:show-details="true"/>
                <table:data-pilot-member table:name="33,868175" table:display="true" table:show-details="true"/>
                <table:data-pilot-member table:name="33,870183" table:display="true" table:show-details="true"/>
                <table:data-pilot-member table:name="33,972417" table:display="true" table:show-details="true"/>
                <table:data-pilot-member table:name="34,118133" table:display="true" table:show-details="true"/>
                <table:data-pilot-member table:name="34,122775" table:display="true" table:show-details="true"/>
                <table:data-pilot-member table:name="34,188221" table:display="true" table:show-details="true"/>
                <table:data-pilot-member table:name="34,204943" table:display="true" table:show-details="true"/>
                <table:data-pilot-member table:name="34,312686" table:display="true" table:show-details="true"/>
                <table:data-pilot-member table:name="34,470312" table:display="true" table:show-details="true"/>
                <table:data-pilot-member table:name="34,497595" table:display="true" table:show-details="true"/>
                <table:data-pilot-member table:name="34,567465" table:display="true" table:show-details="true"/>
                <table:data-pilot-member table:name="34,612183" table:display="true" table:show-details="true"/>
                <table:data-pilot-member table:name="34,719394" table:display="true" table:show-details="true"/>
                <table:data-pilot-member table:name="34,73338" table:display="true" table:show-details="true"/>
                <table:data-pilot-member table:name="34,736875" table:display="true" table:show-details="true"/>
                <table:data-pilot-member table:name="34,742933" table:display="true" table:show-details="true"/>
                <table:data-pilot-member table:name="34,8052" table:display="true" table:show-details="true"/>
                <table:data-pilot-member table:name="34,955956" table:display="true" table:show-details="true"/>
                <table:data-pilot-member table:name="34,966788" table:display="true" table:show-details="true"/>
                <table:data-pilot-member table:name="35,017005" table:display="true" table:show-details="true"/>
                <table:data-pilot-member table:name="35,08478" table:display="true" table:show-details="true"/>
                <table:data-pilot-member table:name="35,099586" table:display="true" table:show-details="true"/>
                <table:data-pilot-member table:name="35,161765" table:display="true" table:show-details="true"/>
                <table:data-pilot-member table:name="35,286389" table:display="true" table:show-details="true"/>
                <table:data-pilot-member table:name="35,338367" table:display="true" table:show-details="true"/>
                <table:data-pilot-member table:name="35,360939" table:display="true" table:show-details="true"/>
                <table:data-pilot-member table:name="35,4449" table:display="true" table:show-details="true"/>
                <table:data-pilot-member table:name="35,52639" table:display="true" table:show-details="true"/>
                <table:data-pilot-member table:name="35,752786" table:display="true" table:show-details="true"/>
                <table:data-pilot-member table:name="35,79991" table:display="true" table:show-details="true"/>
                <table:data-pilot-member table:name="36,069275" table:display="true" table:show-details="true"/>
                <table:data-pilot-member table:name="36,0704" table:display="true" table:show-details="true"/>
                <table:data-pilot-member table:name="36,300417" table:display="true" table:show-details="true"/>
                <table:data-pilot-member table:name="36,37375" table:display="true" table:show-details="true"/>
                <table:data-pilot-member table:name="36,512669" table:display="true" table:show-details="true"/>
                <table:data-pilot-member table:name="36,676381" table:display="true" table:show-details="true"/>
                <table:data-pilot-member table:name="36,859381" table:display="true" table:show-details="true"/>
                <table:data-pilot-member table:name="36,971244" table:display="true" table:show-details="true"/>
                <table:data-pilot-member table:name="37,019921" table:display="true" table:show-details="true"/>
                <table:data-pilot-member table:name="37,056967" table:display="true" table:show-details="true"/>
                <table:data-pilot-member table:name="37,18545" table:display="true" table:show-details="true"/>
                <table:data-pilot-member table:name="37,196636" table:display="true" table:show-details="true"/>
                <table:data-pilot-member table:name="37,55823" table:display="true" table:show-details="true"/>
                <table:data-pilot-member table:name="38,252665" table:display="true" table:show-details="true"/>
                <table:data-pilot-member table:name="38,279542" table:display="true" table:show-details="true"/>
                <table:data-pilot-member table:name="38,38875" table:display="true" table:show-details="true"/>
                <table:data-pilot-member table:name="38,482106" table:display="true" table:show-details="true"/>
                <table:data-pilot-member table:name="38,94475" table:display="true" table:show-details="true"/>
                <table:data-pilot-member table:name="39,003712" table:display="true" table:show-details="true"/>
                <table:data-pilot-member table:name="39,098008" table:display="true" table:show-details="true"/>
                <table:data-pilot-member table:name="39,247094" table:display="true" table:show-details="true"/>
                <table:data-pilot-member table:name="39,925475" table:display="true" table:show-details="true"/>
                <table:data-pilot-member table:name="40,033475" table:display="true" table:show-details="true"/>
                <table:data-pilot-member table:name="40,093708" table:display="true" table:show-details="true"/>
                <table:data-pilot-member table:name="40,170833" table:display="true" table:show-details="true"/>
                <table:data-pilot-member table:name="40,317011" table:display="true" table:show-details="true"/>
                <table:data-pilot-member table:name="40,47459" table:display="true" table:show-details="true"/>
                <table:data-pilot-member table:name="40,577233" table:display="true" table:show-details="true"/>
                <table:data-pilot-member table:name="40,6342" table:display="true" table:show-details="true"/>
                <table:data-pilot-member table:name="40,891961" table:display="true" table:show-details="true"/>
                <table:data-pilot-member table:name="41,0058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final" tableooo:display-name="h_final – unsorted_bst" table:orientation="data" table:used-hierarchy="0" table:function="average">
            <table:data-pilot-level table:show-empty="false" calcext:repeat-item-labels="false">
              <table:data-pilot-members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maks" tableooo:display-name="h_maks - unsorted_bst" table:orientation="data" table:used-hierarchy="0" table:function="average">
            <table:data-pilot-level table:show-empty="false" calcext:repeat-item-labels="false">
              <table:data-pilot-members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01:15:53.23136655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01:17:15.412562217</dc:date>
    <meta:editing-duration>PT8M23S</meta:editing-duration>
    <meta:editing-cycles>2</meta:editing-cycles>
    <meta:generator>LibreOffice/6.4.7.2$Linux_X86_64 LibreOffice_project/40$Build-2</meta:generator>
    <meta:document-statistic meta:table-count="2" meta:cell-count="906" meta:object-count="0"/>
  </office:meta>
</office:document-meta>
</file>